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29f1c" officeooo:paragraph-rsid="0106e4a1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4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5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6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7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background-color="#1e1e1e"/>
    </style:style>
    <style:style style:name="P69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3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4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75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6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7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8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officeooo:paragraph-rsid="0106e4a1"/>
    </style:style>
    <style:style style:name="P79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f1f19d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0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20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20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205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1081011" fo:background-color="transparent" style:font-size-asian="14pt" style:font-weight-asian="normal" style:font-size-complex="14pt" style:font-weight-complex="normal"/>
    </style:style>
    <style:style style:name="P2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9524a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22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2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2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d1ac93"/>
    </style:style>
    <style:style style:name="P22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orphans="2" fo:widows="2" fo:text-indent="0cm" style:auto-text-indent="false" style:page-number="auto" fo:background-color="transparent"/>
      <style:text-properties officeooo:paragraph-rsid="00f33777"/>
    </style:style>
    <style:style style:name="P22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f33777"/>
    </style:style>
    <style:style style:name="P228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31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32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officeooo:paragraph-rsid="00b0f26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1081011" fo:background-color="transparent" style:font-size-asian="14pt" style:font-weight-asian="normal" style:font-size-complex="14pt" style:font-weight-complex="normal"/>
    </style:style>
    <style:style style:name="P235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36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237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1007b3a"/>
    </style:style>
    <style:style style:name="P238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officeooo:paragraph-rsid="01007b3a"/>
    </style:style>
    <style:style style:name="P239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officeooo:paragraph-rsid="01007b3a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40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officeooo:paragraph-rsid="01007b3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42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4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4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45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46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4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48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db1e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f14a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 style:list-style-name="L16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5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5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54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55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6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58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59" style:family="paragraph" style:parent-style-name="Standard" style:list-style-name="L12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60" style:family="paragraph" style:parent-style-name="Standard" style:list-style-name="L14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61" style:family="paragraph" style:parent-style-name="Standard" style:list-style-name="L14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62" style:family="paragraph" style:parent-style-name="Standard" style:list-style-name="L15">
      <loext:graphic-properties draw:fill="none"/>
      <style:paragraph-properties style:line-height-at-least="0.582cm" fo:text-align="start" style:justify-single-word="false" fo:background-color="transparent"/>
      <style:text-properties officeooo:paragraph-rsid="00f7dce1"/>
    </style:style>
    <style:style style:name="P263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bc45d" officeooo:paragraph-rsid="00fbc45d"/>
    </style:style>
    <style:style style:name="P264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65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a40f0" officeooo:paragraph-rsid="00fa40f0"/>
    </style:style>
    <style:style style:name="P266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1066a63" officeooo:paragraph-rsid="01066a63"/>
    </style:style>
    <style:style style:name="P267" style:family="paragraph" style:parent-style-name="Standard" style:list-style-name="L14">
      <loext:graphic-properties draw:fill="none"/>
      <style:paragraph-properties fo:background-color="transparent"/>
      <style:text-properties officeooo:paragraph-rsid="00edb1e8"/>
    </style:style>
    <style:style style:name="P268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6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27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82a9b" officeooo:paragraph-rsid="00b16f0c" fo:background-color="transparent" style:font-size-asian="14pt" style:font-weight-asian="normal" style:font-size-complex="14pt" style:font-weight-complex="normal"/>
    </style:style>
    <style:style style:name="P27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82a9b" officeooo:paragraph-rsid="010b0f5a" fo:background-color="transparent" style:font-size-asian="14pt" style:font-weight-asian="normal" style:font-size-complex="14pt" style:font-weight-complex="normal"/>
    </style:style>
    <style:style style:name="P27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82a9b" officeooo:paragraph-rsid="00b16f0c" fo:background-color="#1e1e1e" style:font-size-asian="14pt" style:font-weight-asian="normal" style:font-size-complex="14pt" style:font-weight-complex="normal"/>
    </style:style>
    <style:style style:name="P27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274" style:family="paragraph" style:parent-style-name="Standard" style:list-style-name="L14" style:master-page-name="">
      <loext:graphic-properties draw:fill="none"/>
      <style:paragraph-properties fo:margin-left="0.9cm" fo:margin-right="-0.9cm" style:line-height-at-least="0.582cm" fo:text-align="start" style:justify-single-word="false" fo:orphans="2" fo:widows="2" fo:text-indent="-0.3cm" style:auto-text-indent="false" style:page-number="auto" fo:background-color="transparent"/>
      <style:text-properties officeooo:paragraph-rsid="00be9001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40522" fo:background-color="transparent" loext:char-shading-value="0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29f1c" fo:background-color="transparent" loext:char-shading-value="0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106e4a1" fo:background-color="transparent" loext:char-shading-value="0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d39e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e031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bc45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0375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2014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106e4a1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3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84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85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87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88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93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95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6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97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98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99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200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201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202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203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20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20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20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20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20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209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210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211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212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13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17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220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221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22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3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32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33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36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39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40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41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42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4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5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4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5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5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3ec0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60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e2b6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61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62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64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5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6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67" style:family="text">
      <style:text-properties fo:font-variant="normal" fo:text-transform="none" fo:letter-spacing="normal" fo:font-style="normal"/>
    </style:style>
    <style:style style:name="T26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69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70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71" style:family="text">
      <style:text-properties fo:font-variant="normal" fo:text-transform="none" fo:letter-spacing="normal" fo:font-style="normal" officeooo:rsid="002e15bb"/>
    </style:style>
    <style:style style:name="T272" style:family="text">
      <style:text-properties fo:font-variant="normal" fo:text-transform="none" fo:letter-spacing="normal" fo:font-style="normal" officeooo:rsid="00401201"/>
    </style:style>
    <style:style style:name="T273" style:family="text">
      <style:text-properties fo:font-variant="normal" fo:text-transform="none" fo:letter-spacing="normal" fo:font-style="normal" officeooo:rsid="00479dba"/>
    </style:style>
    <style:style style:name="T274" style:family="text">
      <style:text-properties fo:font-variant="normal" fo:text-transform="none" fo:letter-spacing="normal" fo:font-style="normal" officeooo:rsid="009d35f9"/>
    </style:style>
    <style:style style:name="T275" style:family="text">
      <style:text-properties fo:font-variant="normal" fo:text-transform="none" fo:letter-spacing="normal" fo:font-style="normal" officeooo:rsid="009eb1ab"/>
    </style:style>
    <style:style style:name="T276" style:family="text">
      <style:text-properties fo:font-variant="normal" fo:text-transform="none" fo:letter-spacing="normal" fo:font-style="normal" officeooo:rsid="00a52b8b"/>
    </style:style>
    <style:style style:name="T277" style:family="text">
      <style:text-properties fo:font-variant="normal" fo:text-transform="none" fo:letter-spacing="normal" fo:font-style="normal" officeooo:rsid="00c93311"/>
    </style:style>
    <style:style style:name="T278" style:family="text">
      <style:text-properties fo:font-variant="normal" fo:text-transform="none" fo:letter-spacing="normal" fo:font-style="normal" officeooo:rsid="00da1861"/>
    </style:style>
    <style:style style:name="T279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8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81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84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85" style:family="text">
      <style:text-properties fo:font-variant="normal" fo:text-transform="none" fo:color="#569cd6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87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88" style:family="text">
      <style:text-properties fo:font-variant="normal" fo:text-transform="none" fo:color="#ce9178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d4d4d4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97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98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99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301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f3377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305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07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08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09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10" style:family="text">
      <style:text-properties fo:font-variant="normal" fo:text-transform="none" style:font-name="Monospace" fo:letter-spacing="normal" fo:font-style="normal" officeooo:rsid="00401201"/>
    </style:style>
    <style:style style:name="T311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312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313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314" style:family="text">
      <style:text-properties fo:font-variant="normal" fo:text-transform="none" fo:color="#80808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9cdcfe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officeooo:rsid="000460f8" style:font-weight-asian="bold" style:font-weight-complex="bold"/>
    </style:style>
    <style:style style:name="T318" style:family="text">
      <style:text-properties fo:font-weight="bold" officeooo:rsid="00067250" style:font-weight-asian="bold" style:font-weight-complex="bold"/>
    </style:style>
    <style:style style:name="T319" style:family="text">
      <style:text-properties fo:font-weight="bold" officeooo:rsid="002228cb" style:font-weight-asian="bold" style:font-weight-complex="bold"/>
    </style:style>
    <style:style style:name="T320" style:family="text">
      <style:text-properties fo:font-weight="bold" officeooo:rsid="00344f32" style:font-weight-asian="bold" style:font-weight-complex="bold"/>
    </style:style>
    <style:style style:name="T321" style:family="text">
      <style:text-properties fo:font-weight="bold" officeooo:rsid="009d35f9" style:font-weight-asian="bold" style:font-weight-complex="bold"/>
    </style:style>
    <style:style style:name="T322" style:family="text">
      <style:text-properties fo:font-weight="bold" officeooo:rsid="00203e1f" style:font-weight-asian="bold" style:font-weight-complex="bold"/>
    </style:style>
    <style:style style:name="T323" style:family="text">
      <style:text-properties fo:font-weight="bold" officeooo:rsid="009fa7c7" style:font-weight-asian="bold" style:font-weight-complex="bold"/>
    </style:style>
    <style:style style:name="T324" style:family="text">
      <style:text-properties fo:font-weight="bold" officeooo:rsid="00b57eee" style:font-weight-asian="bold" style:font-weight-complex="bold"/>
    </style:style>
    <style:style style:name="T325" style:family="text">
      <style:text-properties fo:font-weight="bold" officeooo:rsid="00cbfd72" style:font-weight-asian="bold" style:font-weight-complex="bold"/>
    </style:style>
    <style:style style:name="T326" style:family="text">
      <style:text-properties fo:font-weight="bold" officeooo:rsid="00cc5c65" style:font-weight-asian="bold" style:font-weight-complex="bold"/>
    </style:style>
    <style:style style:name="T327" style:family="text">
      <style:text-properties fo:font-weight="bold" officeooo:rsid="00d1ac93" style:font-weight-asian="bold" style:font-weight-complex="bold"/>
    </style:style>
    <style:style style:name="T328" style:family="text">
      <style:text-properties fo:font-weight="bold" officeooo:rsid="00edb1e8" style:font-weight-asian="bold" style:font-weight-complex="bold"/>
    </style:style>
    <style:style style:name="T329" style:family="text">
      <style:text-properties fo:font-weight="bold" style:font-style-asian="normal" style:font-weight-asian="bold" style:font-style-complex="normal" style:font-weight-complex="bold"/>
    </style:style>
    <style:style style:name="T330" style:family="text">
      <style:text-properties style:font-name="Microsoft Sans Serif" fo:font-size="14pt" style:font-size-asian="14pt" style:font-size-complex="14pt"/>
    </style:style>
    <style:style style:name="T331" style:family="text">
      <style:text-properties style:font-name="Microsoft Sans Serif" fo:font-size="14pt" officeooo:rsid="009d35f9" style:font-size-asian="14pt" style:font-size-complex="14pt"/>
    </style:style>
    <style:style style:name="T332" style:family="text">
      <style:text-properties style:font-name="Microsoft Sans Serif" fo:language="pt" fo:country="BR"/>
    </style:style>
    <style:style style:name="T333" style:family="text">
      <style:text-properties style:font-name="Microsoft Sans Serif" officeooo:rsid="009fa7c7" fo:background-color="transparent" loext:char-shading-value="0"/>
    </style:style>
    <style:style style:name="T334" style:family="text">
      <style:text-properties style:font-name="Microsoft Sans Serif" officeooo:rsid="00a6ece1" fo:background-color="transparent" loext:char-shading-value="0"/>
    </style:style>
    <style:style style:name="T335" style:family="text">
      <style:text-properties style:font-name="Microsoft Sans Serif" officeooo:rsid="00ed39e7"/>
    </style:style>
    <style:style style:name="T336" style:family="text">
      <style:text-properties style:font-name="Microsoft Sans Serif" fo:font-style="italic" officeooo:rsid="00ed39e7" style:font-style-asian="italic" style:font-style-complex="italic"/>
    </style:style>
    <style:style style:name="T337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38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39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40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41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42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43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44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45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46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47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48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49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50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51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52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53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54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55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56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57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58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5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6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6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6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6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65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66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67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68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69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70" style:family="text">
      <style:text-properties officeooo:rsid="00221ddb"/>
    </style:style>
    <style:style style:name="T371" style:family="text">
      <style:text-properties officeooo:rsid="002228cb"/>
    </style:style>
    <style:style style:name="T372" style:family="text">
      <style:text-properties officeooo:rsid="001f959f"/>
    </style:style>
    <style:style style:name="T373" style:family="text">
      <style:text-properties fo:color="#ce181e"/>
    </style:style>
    <style:style style:name="T374" style:family="text">
      <style:text-properties fo:color="#ce181e" fo:font-weight="bold" style:font-weight-asian="bold" style:font-weight-complex="bold"/>
    </style:style>
    <style:style style:name="T375" style:family="text">
      <style:text-properties fo:color="#ce181e" fo:font-weight="bold" officeooo:rsid="002228cb" style:font-weight-asian="bold" style:font-weight-complex="bold"/>
    </style:style>
    <style:style style:name="T376" style:family="text">
      <style:text-properties fo:color="#ce181e" fo:font-weight="bold" style:font-style-asian="normal" style:font-weight-asian="bold" style:font-style-complex="normal" style:font-weight-complex="bold"/>
    </style:style>
    <style:style style:name="T377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78" style:family="text">
      <style:text-properties fo:color="#ce181e" fo:language="pt" fo:country="BR" fo:font-weight="bold" officeooo:rsid="00008cc1" style:font-weight-asian="bold" style:font-weight-complex="bold"/>
    </style:style>
    <style:style style:name="T379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80" style:family="text">
      <style:text-properties fo:color="#ce181e" style:font-style-asian="normal" style:font-style-complex="normal"/>
    </style:style>
    <style:style style:name="T381" style:family="text">
      <style:text-properties fo:color="#ce181e" officeooo:rsid="00a8d171" style:font-style-asian="normal" style:font-style-complex="normal"/>
    </style:style>
    <style:style style:name="T382" style:family="text">
      <style:text-properties fo:color="#ce181e" officeooo:rsid="00a90641" style:font-style-asian="normal" style:font-style-complex="normal"/>
    </style:style>
    <style:style style:name="T383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84" style:family="text">
      <style:text-properties fo:color="#ce181e" style:font-name="Monospace" fo:font-weight="bold" style:font-weight-asian="bold" style:font-weight-complex="bold"/>
    </style:style>
    <style:style style:name="T385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86" style:family="text">
      <style:text-properties fo:color="#ce181e" style:font-name="Mono" fo:font-weight="bold" officeooo:rsid="009d35f9" style:font-weight-asian="bold" style:font-weight-complex="bold"/>
    </style:style>
    <style:style style:name="T387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88" style:family="text">
      <style:text-properties fo:color="#ce181e" style:text-underline-style="solid" style:text-underline-width="auto" style:text-underline-color="font-color"/>
    </style:style>
    <style:style style:name="T389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90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391" style:family="text">
      <style:text-properties fo:color="#ce181e" style:text-underline-style="none"/>
    </style:style>
    <style:style style:name="T392" style:family="text">
      <style:text-properties fo:color="#ce181e" style:font-name="MonOSPACE" fo:font-weight="bold" officeooo:rsid="00d40522" style:font-weight-asian="bold" style:font-weight-complex="bold"/>
    </style:style>
    <style:style style:name="T393" style:family="text">
      <style:text-properties fo:color="#800080" fo:font-weight="bold" style:font-weight-asian="bold" style:font-weight-complex="bold"/>
    </style:style>
    <style:style style:name="T394" style:family="text">
      <style:text-properties fo:color="#800080" fo:font-weight="bold" officeooo:rsid="006d35fb" style:font-weight-asian="bold" style:font-weight-complex="bold"/>
    </style:style>
    <style:style style:name="T395" style:family="text">
      <style:text-properties fo:color="#800080" fo:font-weight="bold" officeooo:rsid="007b45ff" style:font-weight-asian="bold" style:font-weight-complex="bold"/>
    </style:style>
    <style:style style:name="T396" style:family="text">
      <style:text-properties fo:color="#800080" fo:font-weight="bold" officeooo:rsid="008f4cf6" style:font-weight-asian="bold" style:font-weight-complex="bold"/>
    </style:style>
    <style:style style:name="T397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98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99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400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01" style:family="text">
      <style:text-properties fo:color="#800080" style:font-name="Mono" fo:font-weight="bold" style:font-weight-asian="bold" style:font-weight-complex="bold"/>
    </style:style>
    <style:style style:name="T402" style:family="text">
      <style:text-properties fo:color="#800080" style:font-name="Mono" fo:font-weight="bold" officeooo:rsid="006d35fb" style:font-weight-asian="bold" style:font-weight-complex="bold"/>
    </style:style>
    <style:style style:name="T403" style:family="text">
      <style:text-properties fo:color="#800080" style:font-name="Mono" fo:font-weight="bold" officeooo:rsid="006ec015" style:font-weight-asian="bold" style:font-weight-complex="bold"/>
    </style:style>
    <style:style style:name="T404" style:family="text">
      <style:text-properties fo:color="#800080" style:font-name="Mono" fo:font-weight="bold" officeooo:rsid="006d71e2" style:font-weight-asian="bold" style:font-weight-complex="bold"/>
    </style:style>
    <style:style style:name="T405" style:family="text">
      <style:text-properties fo:color="#800080" style:font-name="Mono" fo:font-weight="bold" officeooo:rsid="0073708d" style:font-weight-asian="bold" style:font-weight-complex="bold"/>
    </style:style>
    <style:style style:name="T406" style:family="text">
      <style:text-properties fo:color="#800080" style:font-name="Mono" fo:font-weight="bold" officeooo:rsid="007d35a0" style:font-weight-asian="bold" style:font-weight-complex="bold"/>
    </style:style>
    <style:style style:name="T407" style:family="text">
      <style:text-properties fo:color="#800080" style:font-name="Mono" fo:font-weight="bold" officeooo:rsid="0087d59c" style:font-weight-asian="bold" style:font-weight-complex="bold"/>
    </style:style>
    <style:style style:name="T408" style:family="text">
      <style:text-properties fo:color="#800080" style:font-name="Mono" fo:font-weight="bold" officeooo:rsid="010b0f5a" style:font-weight-asian="bold" style:font-weight-complex="bold"/>
    </style:style>
    <style:style style:name="T409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410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411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412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413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414" style:family="text">
      <style:text-properties officeooo:rsid="002e15bb"/>
    </style:style>
    <style:style style:name="T415" style:family="text">
      <style:text-properties officeooo:rsid="00334811"/>
    </style:style>
    <style:style style:name="T416" style:family="text">
      <style:text-properties style:text-underline-style="solid" style:text-underline-width="auto" style:text-underline-color="font-color"/>
    </style:style>
    <style:style style:name="T417" style:family="text">
      <style:text-properties style:text-underline-style="solid" style:text-underline-width="auto" style:text-underline-color="font-color" style:font-style-asian="normal" style:font-style-complex="normal"/>
    </style:style>
    <style:style style:name="T418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4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0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421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422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423" style:family="text">
      <style:text-properties style:text-underline-style="solid" style:text-underline-width="auto" style:text-underline-color="font-color" officeooo:rsid="006039a5"/>
    </style:style>
    <style:style style:name="T424" style:family="text">
      <style:text-properties style:text-underline-style="solid" style:text-underline-width="auto" style:text-underline-color="font-color" officeooo:rsid="009d35f9"/>
    </style:style>
    <style:style style:name="T425" style:family="text">
      <style:text-properties style:text-underline-style="solid" style:text-underline-width="auto" style:text-underline-color="font-color" officeooo:rsid="0073708d"/>
    </style:style>
    <style:style style:name="T426" style:family="text">
      <style:text-properties style:text-underline-style="solid" style:text-underline-width="auto" style:text-underline-color="font-color" officeooo:rsid="00cf7b4f"/>
    </style:style>
    <style:style style:name="T427" style:family="text">
      <style:text-properties style:text-underline-style="solid" style:text-underline-width="auto" style:text-underline-color="font-color" officeooo:rsid="00dbbd90"/>
    </style:style>
    <style:style style:name="T428" style:family="text">
      <style:text-properties style:text-underline-style="solid" style:text-underline-width="auto" style:text-underline-color="font-color" officeooo:rsid="0063a16a"/>
    </style:style>
    <style:style style:name="T429" style:family="text">
      <style:text-properties style:text-underline-style="solid" style:text-underline-width="auto" style:text-underline-color="font-color" officeooo:rsid="005d3931"/>
    </style:style>
    <style:style style:name="T430" style:family="text">
      <style:text-properties style:text-underline-style="solid" style:text-underline-width="auto" style:text-underline-color="font-color" officeooo:rsid="00cbfd72"/>
    </style:style>
    <style:style style:name="T431" style:family="text">
      <style:text-properties style:text-underline-style="solid" style:text-underline-width="auto" style:text-underline-color="font-color" officeooo:rsid="00f0086b"/>
    </style:style>
    <style:style style:name="T432" style:family="text">
      <style:text-properties style:text-underline-style="solid" style:text-underline-width="auto" style:text-underline-color="font-color" officeooo:rsid="00ed1d82"/>
    </style:style>
    <style:style style:name="T433" style:family="text">
      <style:text-properties officeooo:rsid="0038fc69"/>
    </style:style>
    <style:style style:name="T434" style:family="text">
      <style:text-properties officeooo:rsid="0042d5c2"/>
    </style:style>
    <style:style style:name="T435" style:family="text">
      <style:text-properties fo:color="#202124" style:font-name="arial" fo:font-size="8.25pt"/>
    </style:style>
    <style:style style:name="T436" style:family="text">
      <style:text-properties officeooo:rsid="0049524a"/>
    </style:style>
    <style:style style:name="T437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officeooo:rsid="009fa7c7" style:font-style-asian="italic" style:font-style-complex="italic"/>
    </style:style>
    <style:style style:name="T4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1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442" style:family="text">
      <style:text-properties fo:background-color="#fff200" loext:char-shading-value="0"/>
    </style:style>
    <style:style style:name="T443" style:family="text">
      <style:text-properties style:font-name="Microsoft Sans Serif1"/>
    </style:style>
    <style:style style:name="T444" style:family="text">
      <style:text-properties style:font-name="Microsoft Sans Serif1" style:font-style-asian="italic" style:font-style-complex="italic"/>
    </style:style>
    <style:style style:name="T445" style:family="text">
      <style:text-properties style:font-name="Microsoft Sans Serif1" officeooo:rsid="00505dcb" style:font-style-asian="italic" style:font-style-complex="italic"/>
    </style:style>
    <style:style style:name="T446" style:family="text">
      <style:text-properties style:font-name="Microsoft Sans Serif1" officeooo:rsid="006d35fb" style:font-style-asian="italic" style:font-style-complex="italic"/>
    </style:style>
    <style:style style:name="T447" style:family="text">
      <style:text-properties style:font-name="Microsoft Sans Serif1" officeooo:rsid="00cc5c65"/>
    </style:style>
    <style:style style:name="T448" style:family="text">
      <style:text-properties style:font-name="Microsoft Sans Serif1" fo:font-weight="bold" style:font-weight-asian="bold" style:font-weight-complex="bold"/>
    </style:style>
    <style:style style:name="T449" style:family="text">
      <style:text-properties style:font-style-asian="italic" style:font-style-complex="italic"/>
    </style:style>
    <style:style style:name="T450" style:family="text">
      <style:text-properties officeooo:rsid="00505dcb" style:font-style-asian="italic" style:font-style-complex="italic"/>
    </style:style>
    <style:style style:name="T451" style:family="text">
      <style:text-properties style:font-style-asian="normal" style:font-style-complex="normal"/>
    </style:style>
    <style:style style:name="T452" style:family="text">
      <style:text-properties officeooo:rsid="00a8d171" style:font-style-asian="normal" style:font-style-complex="normal"/>
    </style:style>
    <style:style style:name="T453" style:family="text">
      <style:text-properties officeooo:rsid="00a90641" style:font-style-asian="normal" style:font-style-complex="normal"/>
    </style:style>
    <style:style style:name="T454" style:family="text">
      <style:text-properties officeooo:rsid="00d40522" style:font-style-asian="normal" style:font-style-complex="normal"/>
    </style:style>
    <style:style style:name="T455" style:family="text">
      <style:text-properties officeooo:rsid="00e2df31" style:font-style-asian="normal" style:font-style-complex="normal"/>
    </style:style>
    <style:style style:name="T456" style:family="text">
      <style:text-properties officeooo:rsid="00f1f19d" style:font-style-asian="normal" style:font-style-complex="normal"/>
    </style:style>
    <style:style style:name="T457" style:family="text">
      <style:text-properties officeooo:rsid="01081011" style:font-style-asian="normal" style:font-style-complex="normal"/>
    </style:style>
    <style:style style:name="T458" style:family="text">
      <style:text-properties officeooo:rsid="0052c896"/>
    </style:style>
    <style:style style:name="T459" style:family="text">
      <style:text-properties officeooo:rsid="0059ea71"/>
    </style:style>
    <style:style style:name="T460" style:family="text">
      <style:text-properties style:text-line-through-style="none" style:text-line-through-type="none"/>
    </style:style>
    <style:style style:name="T461" style:family="text">
      <style:text-properties style:text-line-through-style="none" style:text-line-through-type="none" officeooo:rsid="0059ea71"/>
    </style:style>
    <style:style style:name="T462" style:family="text">
      <style:text-properties style:text-line-through-style="none" style:text-line-through-type="none" officeooo:rsid="009d35f9"/>
    </style:style>
    <style:style style:name="T463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64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65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66" style:family="text">
      <style:text-properties officeooo:rsid="005d3931"/>
    </style:style>
    <style:style style:name="T467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68" style:family="text">
      <style:text-properties fo:color="#ff4000" style:font-name="Mono" officeooo:rsid="00db3e47" style:font-style-asian="italic" style:font-style-complex="italic"/>
    </style:style>
    <style:style style:name="T469" style:family="text">
      <style:text-properties fo:color="#ff4000" style:font-name="Mono" fo:font-weight="bold" style:font-weight-asian="bold" style:font-weight-complex="bold"/>
    </style:style>
    <style:style style:name="T470" style:family="text">
      <style:text-properties fo:color="#ff4000" style:font-name="Mono" fo:font-weight="bold" officeooo:rsid="006d71e2" style:font-weight-asian="bold" style:font-weight-complex="bold"/>
    </style:style>
    <style:style style:name="T471" style:family="text">
      <style:text-properties fo:color="#ff4000" style:font-name="Mono" fo:font-weight="bold" officeooo:rsid="005bbf3e" style:font-weight-asian="bold" style:font-weight-complex="bold"/>
    </style:style>
    <style:style style:name="T472" style:family="text">
      <style:text-properties fo:color="#ff4000" style:font-name="Mono" fo:font-weight="bold" officeooo:rsid="005d3931" style:font-weight-asian="bold" style:font-weight-complex="bold"/>
    </style:style>
    <style:style style:name="T473" style:family="text">
      <style:text-properties fo:color="#ff4000" style:font-name="Mono" officeooo:rsid="006d35fb"/>
    </style:style>
    <style:style style:name="T474" style:family="text">
      <style:text-properties fo:color="#808080"/>
    </style:style>
    <style:style style:name="T475" style:family="text">
      <style:text-properties fo:color="#808080" fo:background-color="#1e1e1e" loext:char-shading-value="0"/>
    </style:style>
    <style:style style:name="T476" style:family="text">
      <style:text-properties fo:color="#808080" style:font-name="Consolas" fo:font-size="12pt" fo:font-weight="normal"/>
    </style:style>
    <style:style style:name="T477" style:family="text">
      <style:text-properties fo:color="#808080" style:font-name="Consolas" fo:font-size="12pt" fo:font-weight="normal" fo:background-color="#1e1e1e" loext:char-shading-value="0"/>
    </style:style>
    <style:style style:name="T478" style:family="text">
      <style:text-properties fo:color="#808080" style:font-name="Consolas" fo:font-size="12pt" fo:background-color="#1e1e1e" loext:char-shading-value="0"/>
    </style:style>
    <style:style style:name="T479" style:family="text">
      <style:text-properties fo:color="#808080" style:font-name="Consolas" fo:font-size="12pt" officeooo:rsid="00999657" fo:background-color="#000000" loext:char-shading-value="0"/>
    </style:style>
    <style:style style:name="T480" style:family="text">
      <style:text-properties fo:color="#569cd6"/>
    </style:style>
    <style:style style:name="T481" style:family="text">
      <style:text-properties fo:color="#569cd6" fo:background-color="#1e1e1e" loext:char-shading-value="0"/>
    </style:style>
    <style:style style:name="T482" style:family="text">
      <style:text-properties fo:color="#569cd6" style:font-name="Consolas" fo:font-size="12pt" fo:font-weight="normal"/>
    </style:style>
    <style:style style:name="T483" style:family="text">
      <style:text-properties fo:color="#569cd6" style:font-name="Consolas" fo:font-size="12pt" fo:font-weight="normal" fo:background-color="#1e1e1e" loext:char-shading-value="0"/>
    </style:style>
    <style:style style:name="T484" style:family="text">
      <style:text-properties fo:color="#569cd6" style:font-name="Consolas" fo:font-size="12pt" fo:background-color="#1e1e1e" loext:char-shading-value="0"/>
    </style:style>
    <style:style style:name="T485" style:family="text">
      <style:text-properties fo:color="#569cd6" style:font-name="Consolas" fo:font-size="12pt" officeooo:rsid="00999657" fo:background-color="#000000" loext:char-shading-value="0"/>
    </style:style>
    <style:style style:name="T486" style:family="text">
      <style:text-properties fo:color="#9cdcfe"/>
    </style:style>
    <style:style style:name="T487" style:family="text">
      <style:text-properties fo:color="#9cdcfe" fo:background-color="#1e1e1e" loext:char-shading-value="0"/>
    </style:style>
    <style:style style:name="T488" style:family="text">
      <style:text-properties fo:color="#9cdcfe" style:font-name="Consolas" fo:font-size="12pt" fo:font-weight="normal"/>
    </style:style>
    <style:style style:name="T489" style:family="text">
      <style:text-properties fo:color="#9cdcfe" style:font-name="Consolas" fo:font-size="12pt" fo:font-weight="normal" officeooo:rsid="007b45ff"/>
    </style:style>
    <style:style style:name="T490" style:family="text">
      <style:text-properties fo:color="#9cdcfe" style:font-name="Consolas" fo:font-size="12pt" fo:font-weight="normal" officeooo:rsid="00864a14"/>
    </style:style>
    <style:style style:name="T491" style:family="text">
      <style:text-properties fo:color="#9cdcfe" style:font-name="Consolas" fo:font-size="12pt" fo:font-weight="normal" fo:background-color="#1e1e1e" loext:char-shading-value="0"/>
    </style:style>
    <style:style style:name="T492" style:family="text">
      <style:text-properties fo:color="#9cdcfe" style:font-name="Consolas" fo:font-size="12pt" fo:font-weight="normal" officeooo:rsid="00defd8d"/>
    </style:style>
    <style:style style:name="T493" style:family="text">
      <style:text-properties fo:color="#9cdcfe" style:font-name="Consolas" fo:font-size="12pt" fo:background-color="#1e1e1e" loext:char-shading-value="0"/>
    </style:style>
    <style:style style:name="T494" style:family="text">
      <style:text-properties fo:color="#9cdcfe" style:font-name="Consolas" fo:font-size="12pt" officeooo:rsid="00999657" fo:background-color="#000000" loext:char-shading-value="0"/>
    </style:style>
    <style:style style:name="T495" style:family="text">
      <style:text-properties fo:color="#ce9178"/>
    </style:style>
    <style:style style:name="T496" style:family="text">
      <style:text-properties fo:color="#ce9178" fo:background-color="#1e1e1e" loext:char-shading-value="0"/>
    </style:style>
    <style:style style:name="T497" style:family="text">
      <style:text-properties fo:color="#ce9178" style:font-name="Consolas" fo:font-size="12pt" fo:font-weight="normal"/>
    </style:style>
    <style:style style:name="T498" style:family="text">
      <style:text-properties fo:color="#ce9178" style:font-name="Consolas" fo:font-size="12pt" fo:font-weight="normal" fo:background-color="#1e1e1e" loext:char-shading-value="0"/>
    </style:style>
    <style:style style:name="T499" style:family="text">
      <style:text-properties fo:color="#ce9178" style:font-name="Consolas" fo:font-size="12pt" fo:background-color="#1e1e1e" loext:char-shading-value="0"/>
    </style:style>
    <style:style style:name="T500" style:family="text">
      <style:text-properties fo:color="#ce9178" style:font-name="Consolas" fo:font-size="12pt" officeooo:rsid="00999657" fo:background-color="#000000" loext:char-shading-value="0"/>
    </style:style>
    <style:style style:name="T501" style:family="text">
      <style:text-properties fo:color="#ff0000" fo:font-weight="bold" style:font-style-asian="normal" style:font-weight-asian="bold" style:font-style-complex="normal" style:font-weight-complex="bold"/>
    </style:style>
    <style:style style:name="T502" style:family="text">
      <style:text-properties officeooo:rsid="006117db"/>
    </style:style>
    <style:style style:name="T503" style:family="text">
      <style:text-properties fo:background-color="#1e1e1e" loext:char-shading-value="0"/>
    </style:style>
    <style:style style:name="T504" style:family="text">
      <style:text-properties officeooo:rsid="0064a411"/>
    </style:style>
    <style:style style:name="T505" style:family="text">
      <style:text-properties officeooo:rsid="0067528a"/>
    </style:style>
    <style:style style:name="T506" style:family="text">
      <style:text-properties officeooo:rsid="006d35fb"/>
    </style:style>
    <style:style style:name="T507" style:family="text">
      <style:text-properties officeooo:rsid="006d71e2"/>
    </style:style>
    <style:style style:name="T508" style:family="text">
      <style:text-properties officeooo:rsid="006e0ca4"/>
    </style:style>
    <style:style style:name="T509" style:family="text">
      <style:text-properties officeooo:rsid="0070a58d"/>
    </style:style>
    <style:style style:name="T510" style:family="text">
      <style:text-properties officeooo:rsid="0073708d"/>
    </style:style>
    <style:style style:name="T511" style:family="text">
      <style:text-properties fo:color="#2a6099" fo:font-weight="bold" style:font-weight-asian="bold" style:font-weight-complex="bold"/>
    </style:style>
    <style:style style:name="T512" style:family="text">
      <style:text-properties fo:color="#2a6099" fo:font-weight="bold" officeooo:rsid="004e6dfe" style:font-weight-asian="bold" style:font-weight-complex="bold"/>
    </style:style>
    <style:style style:name="T513" style:family="text">
      <style:text-properties fo:color="#2a6099" fo:font-weight="bold" style:font-style-asian="normal" style:font-weight-asian="bold" style:font-style-complex="normal" style:font-weight-complex="bold"/>
    </style:style>
    <style:style style:name="T514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515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516" style:family="text">
      <style:text-properties fo:color="#2a6099" style:font-style-asian="normal" style:font-style-complex="normal"/>
    </style:style>
    <style:style style:name="T517" style:family="text">
      <style:text-properties fo:color="#2a6099" officeooo:rsid="00b71a56" style:font-style-asian="normal" style:font-style-complex="normal"/>
    </style:style>
    <style:style style:name="T518" style:family="text">
      <style:text-properties fo:color="#2a6099" style:font-name="Monospace" fo:font-weight="bold" style:font-weight-asian="bold" style:font-weight-complex="bold"/>
    </style:style>
    <style:style style:name="T519" style:family="text">
      <style:text-properties fo:color="#2a6099" style:font-name="Monospace" fo:font-weight="bold" officeooo:rsid="00c66855" style:font-weight-asian="bold" style:font-weight-complex="bold"/>
    </style:style>
    <style:style style:name="T520" style:family="text">
      <style:text-properties fo:color="#2a6099" style:font-name="Monospace" fo:font-weight="bold" officeooo:rsid="004e6dfe" style:font-weight-asian="bold" style:font-weight-complex="bold"/>
    </style:style>
    <style:style style:name="T521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522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523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524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525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526" style:family="text">
      <style:text-properties fo:color="#2a6099" style:text-underline-style="solid" style:text-underline-width="auto" style:text-underline-color="font-color"/>
    </style:style>
    <style:style style:name="T527" style:family="text">
      <style:text-properties fo:color="#2a6099" style:font-name="Mono" fo:font-weight="bold" style:font-weight-asian="bold" style:font-weight-complex="bold"/>
    </style:style>
    <style:style style:name="T528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529" style:family="text">
      <style:text-properties officeooo:rsid="00760901"/>
    </style:style>
    <style:style style:name="T530" style:family="text">
      <style:text-properties officeooo:rsid="007854af"/>
    </style:style>
    <style:style style:name="T531" style:family="text">
      <style:text-properties officeooo:rsid="007b45ff"/>
    </style:style>
    <style:style style:name="T532" style:family="text">
      <style:text-properties style:font-name="Consolas" fo:font-size="12pt" fo:font-weight="normal"/>
    </style:style>
    <style:style style:name="T533" style:family="text">
      <style:text-properties style:font-name="Consolas" fo:font-size="12pt" fo:font-weight="normal" officeooo:rsid="007d35a0"/>
    </style:style>
    <style:style style:name="T534" style:family="text">
      <style:text-properties style:font-name="Consolas" fo:font-size="12pt" fo:font-weight="normal" officeooo:rsid="00864a14"/>
    </style:style>
    <style:style style:name="T535" style:family="text">
      <style:text-properties fo:color="#6a9955" style:font-name="Consolas" fo:font-size="12pt" fo:font-weight="normal"/>
    </style:style>
    <style:style style:name="T536" style:family="text">
      <style:text-properties officeooo:rsid="007d35a0"/>
    </style:style>
    <style:style style:name="T537" style:family="text">
      <style:text-properties officeooo:rsid="0085da85"/>
    </style:style>
    <style:style style:name="T538" style:family="text">
      <style:text-properties officeooo:rsid="0087d59c"/>
    </style:style>
    <style:style style:name="T539" style:family="text">
      <style:text-properties officeooo:rsid="008f4cf6"/>
    </style:style>
    <style:style style:name="T540" style:family="text">
      <style:text-properties officeooo:rsid="008f8147"/>
    </style:style>
    <style:style style:name="T541" style:family="text">
      <style:text-properties officeooo:rsid="0093318d"/>
    </style:style>
    <style:style style:name="T542" style:family="text">
      <style:text-properties officeooo:rsid="00967cd1"/>
    </style:style>
    <style:style style:name="T543" style:family="text">
      <style:text-properties fo:color="#d4d4d4" style:font-name="Consolas" fo:font-size="12pt" fo:font-weight="normal" fo:background-color="#1e1e1e" loext:char-shading-value="0"/>
    </style:style>
    <style:style style:name="T544" style:family="text">
      <style:text-properties fo:color="#d4d4d4" style:font-name="Consolas" fo:font-size="12pt" fo:background-color="#1e1e1e" loext:char-shading-value="0"/>
    </style:style>
    <style:style style:name="T545" style:family="text">
      <style:text-properties fo:color="#d4d4d4" style:font-name="Consolas" fo:font-size="12pt" officeooo:rsid="00999657" fo:background-color="#000000" loext:char-shading-value="0"/>
    </style:style>
    <style:style style:name="T546" style:family="text">
      <style:text-properties fo:color="#d7ba7d"/>
    </style:style>
    <style:style style:name="T547" style:family="text">
      <style:text-properties fo:color="#d7ba7d" style:font-name="Consolas" fo:font-size="12pt" fo:font-weight="normal"/>
    </style:style>
    <style:style style:name="T548" style:family="text">
      <style:text-properties fo:color="#b5cea8"/>
    </style:style>
    <style:style style:name="T549" style:family="text">
      <style:text-properties fo:color="#b5cea8" style:font-name="Consolas" fo:font-size="12pt" fo:font-weight="normal"/>
    </style:style>
    <style:style style:name="T550" style:family="text">
      <style:text-properties officeooo:rsid="009d35f9"/>
    </style:style>
    <style:style style:name="T551" style:family="text">
      <style:text-properties officeooo:rsid="00203e1f"/>
    </style:style>
    <style:style style:name="T552" style:family="text">
      <style:text-properties style:text-underline-style="none" fo:font-weight="bold" style:font-weight-asian="bold" style:font-weight-complex="bold"/>
    </style:style>
    <style:style style:name="T553" style:family="text">
      <style:text-properties style:text-underline-style="none" officeooo:rsid="00a8d171" style:font-style-asian="normal" style:font-style-complex="normal"/>
    </style:style>
    <style:style style:name="T554" style:family="text">
      <style:text-properties style:text-underline-style="none" officeooo:rsid="00a90641" style:font-style-asian="normal" style:font-style-complex="normal"/>
    </style:style>
    <style:style style:name="T555" style:family="text">
      <style:text-properties style:text-underline-style="none" officeooo:rsid="0073708d"/>
    </style:style>
    <style:style style:name="T556" style:family="text">
      <style:text-properties style:text-underline-style="none" officeooo:rsid="00defd8d"/>
    </style:style>
    <style:style style:name="T557" style:family="text">
      <style:text-properties fo:color="#ffff38"/>
    </style:style>
    <style:style style:name="T558" style:family="text">
      <style:text-properties fo:color="#ffff38" style:font-name="Consolas" fo:font-size="12pt" fo:font-weight="normal"/>
    </style:style>
    <style:style style:name="T559" style:family="text">
      <style:text-properties officeooo:rsid="009fa7c7"/>
    </style:style>
    <style:style style:name="T560" style:family="text">
      <style:text-properties fo:color="#fff200" style:font-name="Consolas" fo:font-size="12pt" officeooo:rsid="009fa7c7" fo:background-color="#000000" loext:char-shading-value="0"/>
    </style:style>
    <style:style style:name="T561" style:family="text">
      <style:text-properties officeooo:rsid="00a24cfe"/>
    </style:style>
    <style:style style:name="T562" style:family="text">
      <style:text-properties fo:color="#bf0041" style:text-underline-style="solid" style:text-underline-width="auto" style:text-underline-color="font-color" officeooo:rsid="00d40522"/>
    </style:style>
    <style:style style:name="T563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64" style:family="text">
      <style:text-properties officeooo:rsid="00a3c8f2"/>
    </style:style>
    <style:style style:name="T565" style:family="text">
      <style:text-properties fo:color="#00a933" fo:font-weight="bold" style:font-weight-asian="bold" style:font-weight-complex="bold"/>
    </style:style>
    <style:style style:name="T566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67" style:family="text">
      <style:text-properties fo:color="#780373" style:font-name="Mono" fo:font-weight="bold" officeooo:rsid="009fa7c7" style:font-weight-asian="bold" style:font-weight-complex="bold"/>
    </style:style>
    <style:style style:name="T568" style:family="text">
      <style:text-properties officeooo:rsid="00a6ece1"/>
    </style:style>
    <style:style style:name="T569" style:family="text">
      <style:text-properties officeooo:rsid="00a7092f"/>
    </style:style>
    <style:style style:name="T570" style:family="text">
      <style:text-properties fo:color="#235080" style:font-name="Mono" style:font-style-asian="normal" style:font-style-complex="normal"/>
    </style:style>
    <style:style style:name="T571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72" style:family="text">
      <style:text-properties officeooo:rsid="00ad1225"/>
    </style:style>
    <style:style style:name="T573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74" style:family="text">
      <style:text-properties fo:font-weight="normal" style:font-weight-asian="normal" style:font-weight-complex="normal"/>
    </style:style>
    <style:style style:name="T575" style:family="text">
      <style:text-properties fo:font-weight="normal" officeooo:rsid="00b57eee" style:font-weight-asian="normal" style:font-weight-complex="normal"/>
    </style:style>
    <style:style style:name="T576" style:family="text">
      <style:text-properties fo:font-weight="normal" officeooo:rsid="000460f8" style:font-weight-asian="normal" style:font-weight-complex="normal"/>
    </style:style>
    <style:style style:name="T577" style:family="text">
      <style:text-properties officeooo:rsid="00b3ec0e"/>
    </style:style>
    <style:style style:name="T578" style:family="text">
      <style:text-properties officeooo:rsid="00b57eee"/>
    </style:style>
    <style:style style:name="T579" style:family="text">
      <style:text-properties officeooo:rsid="00be9001"/>
    </style:style>
    <style:style style:name="T580" style:family="text">
      <style:text-properties officeooo:rsid="00c5cce9"/>
    </style:style>
    <style:style style:name="T581" style:family="text">
      <style:text-properties style:font-name="Monospace"/>
    </style:style>
    <style:style style:name="T582" style:family="text">
      <style:text-properties style:font-name="Monospace" fo:font-weight="bold" style:font-weight-asian="bold" style:font-weight-complex="bold"/>
    </style:style>
    <style:style style:name="T583" style:family="text">
      <style:text-properties style:font-name="Monospace" style:font-style-asian="normal" style:font-style-complex="normal"/>
    </style:style>
    <style:style style:name="T584" style:family="text">
      <style:text-properties style:font-name="Monospace" officeooo:rsid="00505dcb" style:font-style-asian="italic" style:font-style-complex="italic"/>
    </style:style>
    <style:style style:name="T585" style:family="text">
      <style:text-properties officeooo:rsid="00c75372"/>
    </style:style>
    <style:style style:name="T586" style:family="text">
      <style:text-properties officeooo:rsid="00cb2193"/>
    </style:style>
    <style:style style:name="T587" style:family="text">
      <style:text-properties officeooo:rsid="0043f181"/>
    </style:style>
    <style:style style:name="T588" style:family="text">
      <style:text-properties officeooo:rsid="00cbfd72"/>
    </style:style>
    <style:style style:name="T589" style:family="text">
      <style:text-properties fo:font-size="14pt" style:font-size-asian="14pt" style:font-size-complex="14pt"/>
    </style:style>
    <style:style style:name="T590" style:family="text">
      <style:text-properties fo:font-size="14pt" style:font-size-asian="12.25pt" style:font-size-complex="14pt"/>
    </style:style>
    <style:style style:name="T591" style:family="text">
      <style:text-properties officeooo:rsid="00cc5c65"/>
    </style:style>
    <style:style style:name="T592" style:family="text">
      <style:text-properties officeooo:rsid="00ce3802"/>
    </style:style>
    <style:style style:name="T593" style:family="text">
      <style:text-properties officeooo:rsid="00cf7b4f"/>
    </style:style>
    <style:style style:name="T594" style:family="text">
      <style:text-properties style:font-name="MonOSPACE" fo:font-weight="bold" style:font-weight-asian="bold" style:font-weight-complex="bold"/>
    </style:style>
    <style:style style:name="T595" style:family="text">
      <style:text-properties style:font-name="MonOSPACE" fo:font-weight="bold" officeooo:rsid="00d1ac93" style:font-weight-asian="bold" style:font-weight-complex="bold"/>
    </style:style>
    <style:style style:name="T596" style:family="text">
      <style:text-properties officeooo:rsid="00d302e5"/>
    </style:style>
    <style:style style:name="T597" style:family="text">
      <style:text-properties style:font-name="Mono"/>
    </style:style>
    <style:style style:name="T598" style:family="text">
      <style:text-properties style:font-name="Mono" fo:font-weight="bold" style:font-weight-asian="bold" style:font-weight-complex="bold"/>
    </style:style>
    <style:style style:name="T599" style:family="text">
      <style:text-properties style:font-name="Mono" style:font-style-asian="italic" style:font-style-complex="italic"/>
    </style:style>
    <style:style style:name="T600" style:family="text">
      <style:text-properties style:font-name="Mono" officeooo:rsid="00760901"/>
    </style:style>
    <style:style style:name="T601" style:family="text">
      <style:text-properties style:font-name="Mono" officeooo:rsid="009fa7c7"/>
    </style:style>
    <style:style style:name="T602" style:family="text">
      <style:text-properties style:font-name="Mono" style:font-style-asian="normal" style:font-style-complex="normal"/>
    </style:style>
    <style:style style:name="T603" style:family="text">
      <style:text-properties style:font-name="Mono" fo:font-style="italic" style:font-style-asian="italic" style:font-style-complex="italic"/>
    </style:style>
    <style:style style:name="T604" style:family="text">
      <style:text-properties style:font-name="Mono" fo:font-style="italic" officeooo:rsid="00ed39e7" style:font-style-asian="italic" style:font-style-complex="italic"/>
    </style:style>
    <style:style style:name="T605" style:family="text">
      <style:text-properties style:font-name="Mono" fo:font-style="italic" officeooo:rsid="00edb1e8" style:font-style-asian="italic" style:font-style-complex="italic"/>
    </style:style>
    <style:style style:name="T606" style:family="text">
      <style:text-properties fo:color="#ffff00" fo:font-weight="bold" fo:background-color="#1e1e1e" loext:char-shading-value="0" style:font-weight-asian="bold" style:font-weight-complex="bold"/>
    </style:style>
    <style:style style:name="T607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608" style:family="text">
      <style:text-properties fo:color="#0003ff" fo:font-weight="bold" style:font-style-asian="normal" style:font-weight-asian="bold" style:font-style-complex="normal" style:font-weight-complex="bold"/>
    </style:style>
    <style:style style:name="T609" style:family="text">
      <style:text-properties fo:color="#00ff0c" fo:font-weight="bold" style:font-style-asian="normal" style:font-weight-asian="bold" style:font-style-complex="normal" style:font-weight-complex="bold"/>
    </style:style>
    <style:style style:name="T610" style:family="text">
      <style:text-properties officeooo:rsid="00e70f90"/>
    </style:style>
    <style:style style:name="T611" style:family="text">
      <style:text-properties officeooo:rsid="00ed1d82"/>
    </style:style>
    <style:style style:name="T612" style:family="text">
      <style:text-properties officeooo:rsid="00ed39e7"/>
    </style:style>
    <style:style style:name="T613" style:family="text">
      <style:text-properties officeooo:rsid="00edb1e8"/>
    </style:style>
    <style:style style:name="T614" style:family="text">
      <style:text-properties officeooo:rsid="00be2b6c"/>
    </style:style>
    <style:style style:name="T615" style:family="text">
      <style:text-properties officeooo:rsid="00ef14ab"/>
    </style:style>
    <style:style style:name="T616" style:family="text">
      <style:text-properties officeooo:rsid="00f0086b"/>
    </style:style>
    <style:style style:name="T617" style:family="text">
      <style:text-properties officeooo:rsid="00f933aa"/>
    </style:style>
    <style:style style:name="T618" style:family="text">
      <style:text-properties officeooo:rsid="00fa40f0"/>
    </style:style>
    <style:style style:name="T619" style:family="text">
      <style:text-properties fo:color="#ffffff" style:text-line-through-style="none" style:text-line-through-type="none" style:font-name="Inter" fo:font-size="12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620" style:family="text">
      <style:text-properties officeooo:rsid="010b0f5a"/>
    </style:style>
    <style:style style:name="T621" style:family="text">
      <style:text-properties fo:color="#4ec9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Instalação para desenvolver HTML/CSS</text:p>
      <text:list xml:id="list2965785816" text:style-name="L1">
        <text:list-item>
          <text:p text:style-name="P241"><text:span text:style-name="T342">Instale </text:span><text:span text:style-name="T349">o editor de código da Microsoft:</text:span><text:span text:style-name="T342"> </text:span><text:a xlink:type="simple" xlink:href="https://code.visualstudio.com/" text:style-name="Internet_20_link" text:visited-style-name="Visited_20_Internet_20_Link"><text:span text:style-name="T590">Visual Studio Code</text:span></text:a></text:p>
        </text:list-item>
        <text:list-item>
          <text:p text:style-name="P245"><text:span text:style-name="T355">Após a instalação, </text:span><text:span text:style-name="T358">baixe</text:span><text:span text:style-name="T357"> o plugin de idioma</text:span><text:span text:style-name="T355">, </text:span><text:span text:style-name="T357">configure o </text:span><text:span text:style-name="T355">tamanho da </text:span><text:span text:style-name="T357">fonte</text:span><text:span text:style-name="T355">, ative o word wrap (quebra automátic</text:span><text:span text:style-name="T356">a</text:span><text:span text:style-name="T355"> de linhas) </text:span><text:span text:style-name="T357">e </text:span><text:span text:style-name="T355">habilite o salvamento automático.</text:span></text:p>
        </text:list-item>
      </text:list>
      <text:p text:style-name="P42"/>
      <text:p text:style-name="P17">Aula <text:span text:style-name="T414">0</text:span>1 – <text:span text:style-name="T550">História e como funciona a Internet</text:span></text:p>
      <text:p text:style-name="P52"/>
      <text:p text:style-name="P44"><text:tab/>A <text:span text:style-name="T316">internet</text:span> <text:span text:style-name="T316">nasceu</text:span> <text:span text:style-name="T578">em 1970, </text:span>dentro da <text:span text:style-name="T316">DARPA</text:span>, num <text:span text:style-name="T316">projeto</text:span> chamado <text:span text:style-name="T316">ARPANET</text:span>, <text:span text:style-name="T3">interligando 4 computadores.</text:span></text:p>
      <text:p text:style-name="P44"><text:tab/><text:span text:style-name="T578">Esse projeto criou o protocolo NCP que, por sua vez, continha 2 protocolos que são usados até hoje: o </text:span><text:span text:style-name="T324">FTP</text:span><text:span text:style-name="T578">, para transmissão de arquivos e o </text:span><text:span text:style-name="T324">DNS</text:span><text:span text:style-name="T578">, para identificação de máquinas na rede. </text:span></text:p>
      <text:p text:style-name="P44"><text:tab/>Em 1983, <text:span text:style-name="T2">o </text:span><text:span text:style-name="T318">TCP/IP</text:span><text:span text:style-name="T2"> se tornou o </text:span><text:span text:style-name="T318">protocolo</text:span><text:span text:style-name="T2"> </text:span><text:span text:style-name="T318">único</text:span><text:span text:style-name="T2"> da internet, substituindo o limitado protocolo NCP.</text:span></text:p>
      <text:p text:style-name="P45"><text:tab/>Em 1992, Tim Bernes Lee cunhou o termo <text:span text:style-name="T316">W</text:span><text:span text:style-name="T578">orld </text:span><text:span text:style-name="T316">W</text:span><text:span text:style-name="T578">ide </text:span><text:span text:style-name="T316">W</text:span><text:span text:style-name="T578">eb</text:span>, criando também o<text:span text:style-name="T578"> protocolo</text:span> <text:span text:style-name="T316">HTTP</text:span> e <text:span text:style-name="T550">a linguagem</text:span> <text:span text:style-name="T316">HTML</text:span><text:span text:style-name="T574">. </text:span><text:span text:style-name="T575">Atualmente, o W3C é o consórcio que regulamenta essa linguagem.</text:span></text:p>
      <text:p text:style-name="P46"><text:tab/><text:span text:style-name="T550">Em 1989, </text:span>começou <text:span text:style-name="T550">a</text:span> internet <text:span text:style-name="T550">no Brasil </text:span>com o projeto RNP <text:span text:style-name="T550">(Backbone que interliga algumas universidades).</text:span></text:p>
      <text:p text:style-name="P47"><text:tab/><text:span text:style-name="T580">Hoje, </text:span>95% das informações intercontinentais são transmitidas via cabos submarinos.</text:p>
      <text:p text:style-name="P47"/>
      <text:p text:style-name="P49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8"><text:tab/>O <text:span text:style-name="T316">Gateway</text:span> do cliente <text:span text:style-name="T574">se conecta</text:span> ao <text:span text:style-name="T580">r</text:span><text:span text:style-name="T574">oteador do provedor</text:span> de acesso e <text:span text:style-name="T4">e</text:span>s<text:span text:style-name="T4">s</text:span>e, por sua vez, <text:span text:style-name="T574">acessa</text:span> os servidores <text:span text:style-name="T574">DNS</text:span> para conseguir <text:span text:style-name="T550">o endereço e </text:span>se conectar aos diferentes servidores <text:span text:style-name="T4">pelo mundo, cada qual com seu IP.</text:span></text:p>
      <text:p text:style-name="P50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9"/>
      <text:p text:style-name="P49"><text:soft-page-break/>O aparelho responsável pela <text:span text:style-name="T316">M</text:span><text:span text:style-name="T321">o</text:span>dulação e <text:span text:style-name="T316">D</text:span><text:span text:style-name="T321">em</text:span>odulação dos diferentes formatos de sinais <text:span text:style-name="T550">de internet</text:span> é o <text:span text:style-name="T419">Modem</text:span>.</text:p>
      <text:p text:style-name="P49"/>
      <text:p text:style-name="P45"/>
      <text:p text:style-name="P62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7"><text:span text:style-name="T5">M</text:span><text:span text:style-name="T378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78">b</text:span><text:span text:style-name="T5"> = Megabits, </text:span><text:span text:style-name="T8">transferência</text:span></text:p>
      <text:p text:style-name="P53"/>
      <text:p text:style-name="P51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76"> dados podem vir por outra</text:span><text:span text:style-name="T317"> rota</text:span><text:span text:style-name="T1">, menos congestionada.</text:span></text:p>
      <text:p text:style-name="P51"/>
      <text:p text:style-name="P1"><text:span text:style-name="T330">O site </text:span><text:a xlink:type="simple" xlink:href="http://iplocation.net/" text:style-name="Internet_20_link" text:visited-style-name="Visited_20_Internet_20_Link"><text:span text:style-name="T330">iplocation.net</text:span></text:a><text:span text:style-name="T330"> informa o seu atual endereço de IP, bem como </text:span><text:span text:style-name="T331">o </text:span><text:span text:style-name="T330">de outros sites.</text:span></text:p>
      <text:p text:style-name="P39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1844496865" text:style-name="L2">
        <text:list-item>
          <text:p text:style-name="P246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46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4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210">https://</text:span><text:span text:style-name="T238">store.</text:span><text:span text:style-name="T219">seusite.com</text:span><text:span text:style-name="T196">/</text:span><text:span text:style-name="T241">login/area.html</text:span><text:span text:style-name="T266"> </text:span></text:p>
      <text:p text:style-name="P55"><text:span text:style-name="T55"><text:tab/></text:span><text:span text:style-name="T211">prefixo</text:span><text:span text:style-name="T198"> da </text:span><text:span text:style-name="T211">URL</text:span><text:span text:style-name="T198"> (ou </text:span><text:span text:style-name="T211">protocolo</text:span><text:span text:style-name="T198"> usado) = <text:s/>https: //</text:span><text:span text:style-name="T55"> </text:span></text:p>
      <text:p text:style-name="P55"><text:span text:style-name="T55"><text:tab/></text:span><text:span text:style-name="T239">subdomínio</text:span><text:span text:style-name="T198"> <text:s/>= <text:s/>store.seusite.com.</text:span><text:span text:style-name="T55"> </text:span><text:span text:style-name="T56">(www também é um subdomínio)</text:span></text:p>
      <text:p text:style-name="P58"><text:span text:style-name="T55"><text:tab/></text:span><text:span text:style-name="T198">nome do </text:span><text:span text:style-name="T220">domínio</text:span><text:span text:style-name="T198"> = <text:s/>seusite.com</text:span><text:span text:style-name="T55"> </text:span></text:p>
      <text:p text:style-name="P56"><text:span text:style-name="T55"><text:tab/></text:span><text:span text:style-name="T242">Local do arquivo</text:span><text:span text:style-name="T57"> = <text:s/></text:span><text:span text:style-name="T199">login/area.htm</text:span><text:span text:style-name="T202">l</text:span></text:p>
      <text:p text:style-name="P15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9"><text:soft-page-break/><text:span text:style-name="T205">HTTPS</text:span><text:span text:style-name="T204">://</text:span><text:span text:style-name="T196"> </text:span><text:span text:style-name="T200">é o protocolo </text:span><text:span text:style-name="T202">com</text:span><text:span text:style-name="T200"> a </text:span><text:span text:style-name="T209">camada adicional de segurança</text:span><text:span text:style-name="T197"> </text:span><text:span text:style-name="T200">que utiliza o protocolo</text:span><text:span text:style-name="T197"> </text:span><text:span text:style-name="T196">SSL</text:span><text:span text:style-name="T197"> (um serviço de </text:span><text:span text:style-name="T208">criptografia</text:span><text:span text:style-name="T197"> de dados). </text:span></text:p>
      <text:p text:style-name="P14"/>
      <text:p text:style-name="P60"><text:span text:style-name="T206">H</text:span><text:span text:style-name="T207">ospedagem</text:span><text:span text:style-name="T200"> é a casa onde seu site vive, ou seja, o computador onde seus os arquivos estão guardados.</text:span></text:p>
      <text:p text:style-name="P61"><text:span text:style-name="T200">E</text:span><text:span text:style-name="T197">s</text:span><text:span text:style-name="T201">s</text:span><text:span text:style-name="T197">e serviço fornece: </text:span><text:span text:style-name="T208">disponibilidade</text:span><text:span text:style-name="T197"> para o site se manter online sempre, </text:span><text:span text:style-name="T208">performance</text:span><text:span text:style-name="T197"> para suportar até milhões de acessos simultâneos e </text:span><text:span text:style-name="T208">segurança</text:span><text:span text:style-name="T196">. </text:span><text:span text:style-name="T197">Algumas dessas empresas contratam data centers e os alugam a seus clientes. </text:span><text:span text:style-name="T203">Os pagamentos ao serviço de hosting são mensais.</text:span></text:p>
      <text:p text:style-name="P23"/>
      <text:p text:style-name="P24"/>
      <text:p text:style-name="P18">Aula <text:span text:style-name="T414">0</text:span>2 – <text:span text:style-name="T550">Como funciona HTML e CSS</text:span></text:p>
      <text:p text:style-name="P25"/>
      <text:p text:style-name="P25"/>
      <text:p text:style-name="P26"><text:span text:style-name="T371"><text:tab/>A </text:span><text:span text:style-name="T419">HTML</text:span> trabalha fundamentada apenas nas marcas ou etiquetas (do Inglês <text:span text:style-name="T316">tag</text:span>), <text:span text:style-name="T550">já</text:span> as <text:span text:style-name="T316">CSS</text:span> funcionam baseadas <text:span text:style-name="T550">em</text:span> <text:span text:style-name="T518">seletores</text:span><text:span text:style-name="T519">{}</text:span>, <text:span text:style-name="T585">com suas declarações de</text:span> <text:span text:style-name="T518">propriedade:valor</text:span>.</text:p>
      <text:p text:style-name="P26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pan text:style-name="T267">Quando não solicitamos um arquivo específico ao servidor, ele vai entregar o arquivo de índice do site, que se chama</text:span><text:span text:style-name="T268"> index.html. </text:span></text:p>
      <text:p text:style-name="P43"/>
      <text:p text:style-name="P206"><text:span text:style-name="T338">Uma </text:span><text:span text:style-name="T364">tag</text:span><text:span text:style-name="T338"> é um conjunto de palavras entre sinais de colchete angular </text:span><text:span text:style-name="T522">&lt;&gt;</text:span><text:span text:style-name="T353">. </text:span><text:span text:style-name="T346">Elas</text:span><text:span text:style-name="T341"> não podem conter espaços</text:span><text:span text:style-name="T338"> </text:span><text:span text:style-name="T346">e </text:span><text:span text:style-name="T338">maioria possu</text:span><text:span text:style-name="T349">i</text:span><text:span text:style-name="T338"> abertura </text:span><text:span text:style-name="T369">&lt;tag&gt;</text:span><text:span text:style-name="T339"> </text:span><text:span text:style-name="T338">e fechamento </text:span><text:span text:style-name="T368">&lt;</text:span><text:span text:style-name="T523">/</text:span><text:span text:style-name="T369">t</text:span><text:span text:style-name="T368">a</text:span><text:span text:style-name="T369">g&gt;</text:span><text:span text:style-name="T339">. </text:span></text:p>
      <text:p text:style-name="P26"/>
      <text:p text:style-name="P26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39">A</text:span><text:span text:style-name="T338">lgumas tags não possuem a necessidade de conteúdo interno e por isso não possuem fechamento. </text:span><text:span text:style-name="T349">São</text:span><text:span text:style-name="T338"> </text:span><text:span text:style-name="T349">exemplos </text:span><text:span text:style-name="T338">as tags </text:span><text:span text:style-name="T339">&lt;br&gt;, </text:span><text:span text:style-name="T346">&lt;meta&gt;</text:span><text:span text:style-name="T339"> e &lt;img&gt;</text:span><text:span text:style-name="T338">.</text:span></text:p>
      <text:p text:style-name="P26"/>
      <text:p text:style-name="P3"><text:soft-page-break/><text:span text:style-name="T341">A</text:span><text:span text:style-name="T338">s </text:span><text:span text:style-name="T364">CSS</text:span><text:span text:style-name="T346"> – </text:span><text:span text:style-name="T353">Cascading Style Sheets</text:span><text:span text:style-name="T338"> (Folhas de Estilo em Cascata) - são usadas para configurar um </text:span><text:span text:style-name="T360">resultado visual</text:span><text:span text:style-name="T338"> dos elementos HTML, </text:span><text:span text:style-name="T342">e</text:span><text:span text:style-name="T339">ssas</text:span><text:span text:style-name="T338"> configurações são realizadas através dos seletores:</text:span></text:p>
      <text:p text:style-name="P26"/>
      <text:p text:style-name="P26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span text:style-name="T371">CSS tem </text:span><text:span text:style-name="T319">seletores</text:span><text:span text:style-name="T371">, e dentro de seletores têm </text:span><text:span text:style-name="T319">declarações</text:span><text:span text:style-name="T371">, e cada declaração é composta por um par de </text:span><text:span text:style-name="T319">propriedade </text:span><text:span text:style-name="T379">:</text:span><text:span text:style-name="T375"> </text:span><text:span text:style-name="T319">valor</text:span><text:span text:style-name="T371"> (</text:span>separados por <text:span text:style-name="T386">[:]</text:span><text:span text:style-name="T372">)</text:span></text:p>
      <text:p text:style-name="P27"/>
      <text:p text:style-name="P29">Agrupamos todas as declarações CSS de um mesmo elemento dentro de um <text:span text:style-name="T370">seletor. A</text:span>s chaves delimitam <text:span text:style-name="T371">as</text:span> declarações relativas ao seletor<text:span text:style-name="T598"> {}</text:span>. </text:p>
      <text:p text:style-name="P26"/>
      <text:p text:style-name="P3"><text:span text:style-name="T341">Toda declaração CSS deve terminar com</text:span><text:span text:style-name="T338"> ponto e vírgula </text:span><text:span text:style-name="T340">(</text:span><text:span text:style-name="T387">;</text:span><text:span text:style-name="T340">)</text:span><text:span text:style-name="T338">.</text:span></text:p>
      <text:p text:style-name="P31"/>
      <text:p text:style-name="P35"><text:span text:style-name="T393"><text:tab/></text:span><text:span text:style-name="T401">&lt;head&gt;</text:span> <text:span text:style-name="T414">tag que marca</text:span> a área de configurações</text:p>
      <text:p text:style-name="P35"><text:span text:style-name="T393"><text:tab/></text:span><text:span text:style-name="T401">&lt;body&gt;</text:span> <text:span text:style-name="T414">tag que marca</text:span> a área de conteúdo</text:p>
      <text:p text:style-name="P31"/>
      <text:p text:style-name="P4"><text:span text:style-name="T344">O</text:span><text:span text:style-name="T340"> VSCode tem um </text:span><text:span text:style-name="T354">atalho</text:span><text:span text:style-name="T340"> simples para criar o código base </text:span><text:span text:style-name="T344">de um arquivo HTML:</text:span><text:span text:style-name="T340"> </text:span><text:span text:style-name="T349">digite </text:span><text:span text:style-name="T354">! + Enter </text:span><text:span text:style-name="T349">na primeira linha</text:span></text:p>
      <text:p text:style-name="P34"/>
      <text:p text:style-name="P34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322"><text:tab/></text:span><text:span text:style-name="T551">E</text:span>strutura básica de um documento <text:span text:style-name="T551">HTML:</text:span></text:p>
      <text:p text:style-name="P33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3"/>
      <text:p text:style-name="P33"/>
      <text:p text:style-name="P19"><text:span text:style-name="T332">Aula </text:span><text:span text:style-name="T414">03 – Primeiras tags</text:span></text:p>
      <text:p text:style-name="P32"/>
      <text:p text:style-name="P63"><text:span text:style-name="T343"><text:tab/>Ao </text:span><text:span text:style-name="T365">criar arquivos </text:span><text:span text:style-name="T366">HTML</text:span><text:span text:style-name="T343">, </text:span><text:span text:style-name="T337">us</text:span><text:span text:style-name="T343">ar</text:span><text:span text:style-name="T359"> apenas letras minúsculas, </text:span><text:span text:style-name="T362">sem</text:span><text:span text:style-name="T359"> acentos e </text:span><text:span text:style-name="T362">sem</text:span><text:span text:style-name="T359"> colocar espaços. </text:span></text:p>
      <text:p text:style-name="P32"/>
      <text:p text:style-name="P5"><text:span text:style-name="T412">&lt;br&gt;</text:span><text:span text:style-name="T350"> break row: </text:span><text:span text:style-name="T347">tag que </text:span><text:span text:style-name="T350">quebra a linha</text:span></text:p>
      <text:p text:style-name="P5"><text:span text:style-name="T413">&lt;hr&gt;</text:span><text:span text:style-name="T397"> </text:span><text:span text:style-name="T344">horizontal row: tag </text:span><text:span text:style-name="T351">equivalente à &lt;br&gt; porém adiciona uma </text:span><text:span text:style-name="T361">linha horizontal</text:span></text:p>
      <text:p text:style-name="P5"><text:span text:style-name="T413">&lt;p&gt;</text:span><text:span text:style-name="T344"> paragraph: tag para </text:span><text:span text:style-name="T337">criar um parágrafo </text:span></text:p>
      <text:p text:style-name="P65"><text:span text:style-name="T411">&lt;h1&gt;</text:span><text:span text:style-name="T337"> head</text:span><text:span text:style-name="T345">ing</text:span><text:span text:style-name="T337">: tag </text:span><text:span text:style-name="T345">que indica um título</text:span><text:span text:style-name="T337"> </text:span></text:p>
      <text:p text:style-name="P65"><text:span text:style-name="T411">&lt;title&gt;</text:span><text:span text:style-name="T337"> fica dentro </text:span><text:span text:style-name="T347">da</text:span><text:span text:style-name="T337"> tag &lt;head&gt;: nomeia o título da aba do navegador</text:span></text:p>
      <text:p text:style-name="P37"/>
      <text:p text:style-name="P40"/>
      <text:p text:style-name="P21">Aula <text:span text:style-name="T414">04 – Instalando um editor de código</text:span></text:p>
      <text:p text:style-name="P21"/>
      <text:p text:style-name="P41">Instalando o VSCode, <text:span text:style-name="T564">software open source</text:span> da Microsoft.</text:p>
      <text:p text:style-name="P21"/>
      <text:p text:style-name="P20">Aula <text:span text:style-name="T414">05 - Entities</text:span></text:p>
      <text:p text:style-name="P38"/>
      <text:p text:style-name="P36"/>
      <text:p text:style-name="P36"><text:span text:style-name="T267"><text:tab/>O mecanismo que permite representar caracteres </text:span><text:span text:style-name="T274">especiais</text:span><text:span text:style-name="T267"> no HTML é chamado de HTML</text:span><text:span text:style-name="T268"> </text:span><text:span text:style-name="T269">E</text:span><text:span text:style-name="T268">ntities</text:span><text:span text:style-name="T267">. Uma entity é representada por um símbolo </text:span><text:span text:style-name="T268">&amp; </text:span><text:span text:style-name="T267">seguido de um identificador e finalizado com um ponto-e</text:span><text:span text:style-name="T275">-</text:span><text:span text:style-name="T267">vírgula. </text:span><text:span text:style-name="T275">Enquanto os </text:span><text:soft-page-break/><text:span text:style-name="T275">angle brack</text:span><text:span text:style-name="T277">e</text:span><text:span text:style-name="T275">ts (</text:span><text:span text:style-name="T312">&lt; &gt;</text:span><text:span text:style-name="T275">) são usados para delimitar tags, o ampersands (&amp;) é usado para identificar uma entitie HTML.</text:span></text:p>
      <text:p text:style-name="P7"/>
      <text:p text:style-name="P85"><text:span text:style-name="T195">&amp;lt; </text:span><text:span text:style-name="T16">less than:</text:span><text:span text:style-name="T193"> &lt; </text:span><text:span text:style-name="T16">menor que</text:span></text:p>
      <text:p text:style-name="P85"><text:span text:style-name="T195">&amp;gt;</text:span><text:span text:style-name="T193"> </text:span><text:span text:style-name="T16">greater than</text:span><text:span text:style-name="T193">: &gt;</text:span><text:span text:style-name="T16"> maior que</text:span></text:p>
      <text:p text:style-name="P86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/>
      <text:p text:style-name="P79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80"><text:a xlink:type="simple" xlink:href="https://www.toptal.com/designers/htmlarrows/" text:style-name="Internet_20_link" text:visited-style-name="Visited_20_Internet_20_Link"><text:span text:style-name="T280">https://www.toptal.com/designers/htmlarrows/</text:span></text:a></text:p>
      <text:p text:style-name="P80"><text:a xlink:type="simple" xlink:href="https://www.w3schools.com/charsets/ref_utf_symbols.asp" text:style-name="Internet_20_link" text:visited-style-name="Visited_20_Internet_20_Link"><text:span text:style-name="T280">https://www.w3schools.com/charsets/ref_utf_symbols.asp</text:span></text:a></text:p>
      <text:p text:style-name="P175"/>
      <text:p text:style-name="P175"/>
      <text:p text:style-name="P83"><text:span text:style-name="T33"><text:tab/>Site para</text:span><text:span text:style-name="T22"> </text:span><text:span text:style-name="T300">emojis</text:span><text:span text:style-name="T22">: </text:span><text:a xlink:type="simple" xlink:href="http://emojipedia.org/" text:style-name="Internet_20_link" text:visited-style-name="Visited_20_Internet_20_Link"><text:span text:style-name="T279">emojipedia.org</text:span></text:a></text:p>
      <text:p text:style-name="P83"><text:span text:style-name="T33">No VSCode, digite</text:span><text:span text:style-name="T194"> </text:span><text:span text:style-name="T236">&amp;#x</text:span><text:span text:style-name="T33"> + código_do_emoji, por exemplo: </text:span><text:span text:style-name="T237">&amp;#x</text:span><text:span text:style-name="T218">1F913</text:span><text:span text:style-name="T237">;</text:span></text:p>
      <text:p text:style-name="P104"/>
      <text:p text:style-name="P88"/>
      <text:p text:style-name="P199"><text:span text:style-name="T16">Para fazer </text:span><text:span text:style-name="T298">comentários</text:span><text:span text:style-name="T16"> escreva:<text:tab/></text:span><text:span text:style-name="T233">&lt;!-- </text:span><text:span text:style-name="T299">este é um comentário</text:span><text:span text:style-name="T240"> </text:span><text:span text:style-name="T233">--&gt;</text:span></text:p>
      <text:p text:style-name="P204"><text:span text:style-name="T267">Aula </text:span><text:span text:style-name="T271">0</text:span><text:span text:style-name="T273">6 – </text:span><text:span text:style-name="T274">Imagens</text:span></text:p>
      <text:p text:style-name="P161"/>
      <text:p text:style-name="P89"><text:tab/>Não é porque o conteúdo está na internet que o seu uso é livre!</text:p>
      <text:p text:style-name="P89"><text:span text:style-name="T550">Um</text:span> conteúdo publicado na web é <text:span text:style-name="T416">diferente</text:span> de domínio público.</text:p>
      <text:p text:style-name="P207"><text:tab/>Não podemos usar nenhuma mídia sem a prévia autorização do seu criador, <text:span text:style-name="T550">então tenha cuidado </text:span>a<text:span text:style-name="T415">o</text:span> criar sites profissionalmente para empresas usando imagens e conteúdos que você não <text:span text:style-name="T434">tem autorização.</text:span></text:p>
      <text:p text:style-name="P90"><text:tab/>Dica: no buscador do Google, configure a pesquisa para <text:span text:style-name="T316">Creative Commons.</text:span></text:p>
      <text:p text:style-name="P105"/>
      <text:p text:style-name="P92">Banco de imagens gratuitos: Pixabay, RGBStock, <text:span text:style-name="T316">Pexels</text:span></text:p>
      <text:p text:style-name="P89"/>
      <text:p text:style-name="P207"><text:tab/><text:span text:style-name="T316">JPEG</text:span> <text:span text:style-name="T586">é um </text:span>algoritmo de compactação usado para gerar imagens fotográficas com um <text:span text:style-name="T526">tamanho</text:span> extremamente <text:span text:style-name="T416">reduzido</text:span>. </text:p>
      <text:p text:style-name="P89"/>
      <text:p text:style-name="P89"><text:tab/>A principal característica do <text:span text:style-name="T316">PNG</text:span><text:span text:style-name="T320"> <text:s/></text:span><text:span text:style-name="T586">(</text:span>e que o diferencia do JPEG<text:span text:style-name="T586">) </text:span>é a capacidade de configurar a <text:span text:style-name="T416">opacidade</text:span> de cada pixel, deix<text:span text:style-name="T586">ando</text:span> <text:span text:style-name="T526">transparente</text:span>. </text:p>
      <text:p text:style-name="P89"/>
      <text:p text:style-name="P89"><text:tab/>De forma resumida, na hora de escolher o formato de imagem para <text:span text:style-name="T587">um </text:span>site, opte sempre pelo formato JPEG com uma <text:span text:style-name="T416">compactação</text:span> entre 30% e 50%. O formato PNG só deverá ser usado quando precisarmos de <text:span text:style-name="T440">transparência</text:span> na foto. </text:p>
      <text:p text:style-name="P89"/>
      <text:p text:style-name="P90">Tamanho é dinheiro: quanto maior o <text:span text:style-name="T433">tráfego</text:span> de dados, maior<text:span text:style-name="T433">es serão as despesas.</text:span></text:p>
      <text:p text:style-name="P90"/>
      <text:p text:style-name="P217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90"/>
      <text:p text:style-name="P217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90"/>
      <text:p text:style-name="P229"><text:span text:style-name="T234">&lt;</text:span><text:span text:style-name="T233">img src</text:span><text:span text:style-name="T235">=</text:span><text:span text:style-name="T233">”</text:span><text:span text:style-name="T217">ipsum lorem</text:span><text:span text:style-name="T233">” alt</text:span><text:span text:style-name="T235">=</text:span><text:span text:style-name="T233">”</text:span><text:span text:style-name="T217">ipsum lorem</text:span><text:span text:style-name="T233">”&gt;</text:span><text:span text:style-name="T193"> </text:span></text:p>
      <text:p text:style-name="P196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7"/>
      <text:p text:style-name="P99"><text:tab/>Um <text:span text:style-name="T316">atalho</text:span> muito prático para inserir o arquivo: tecla <text:span text:style-name="T598">CONTROL</text:span> + <text:span text:style-name="T598">ESPAÇO</text:span></text:p>
      <text:p text:style-name="P99"/>
      <text:p text:style-name="P219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8"/>
      <text:p text:style-name="P218"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</text:span><text:soft-page-break/><text:span text:style-name="T16">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91"/>
      <text:p text:style-name="P64"><text:span text:style-name="T352"><text:tab/></text:span><text:span text:style-name="T363">Favicon</text:span><text:span text:style-name="T337"> é o </text:span><text:span text:style-name="T359">logotipo</text:span><text:span text:style-name="T337"> que fica ao lado esquerdo do título de uma aba no navegador, ele é um elemento de </text:span><text:span text:style-name="T367">branding</text:span><text:span text:style-name="T337"> e design para um site.</text:span></text:p>
      <text:list xml:id="list3843387216" text:style-name="L3">
        <text:list-item>
          <text:p text:style-name="P242"><text:span text:style-name="T348">É aconselhável que seu formato seja do tipo </text:span><text:span text:style-name="T524">ICO</text:span><text:span text:style-name="T348"> pois, embora o formato </text:span><text:span text:style-name="T524">SVG</text:span><text:span text:style-name="T348"> seja </text:span><text:span text:style-name="T337">a melhor das opções, </text:span><text:span text:style-name="T348">infelizmente nem todo navegador é compatível com esse formato e acaba causando algumas inconsistências na exibição em outras plataformas. </text:span></text:p>
        </text:list-item>
      </text:list>
      <text:list xml:id="list2205592128" text:style-name="L4">
        <text:list-item>
          <text:p text:style-name="P243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43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89">favicon.cc</text:span></text:a></text:p>
        </text:list-item>
        <text:list-item>
          <text:p text:style-name="P243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30"><text:span text:style-name="T231">&lt;link rel=</text:span><text:span text:style-name="T232">"</text:span><text:span text:style-name="T313">shortcut icon</text:span><text:span text:style-name="T232">" href="</text:span><text:span text:style-name="T216">favicon.ico</text:span><text:span text:style-name="T232">" type="</text:span><text:span text:style-name="T313">image/x-icon</text:span><text:span text:style-name="T232">"&gt;</text:span><text:span text:style-name="T221"> </text:span><text:span text:style-name="T276">tag para importar um favicon. Para isso, </text:span><text:span text:style-name="T267">digit</text:span><text:span text:style-name="T276">e</text:span><text:span text:style-name="T267"> </text:span><text:span text:style-name="T268">link</text:span><text:span text:style-name="T267"> dentro da &lt;head&gt;, acima da tag &lt;title&gt; e escolha a opção “</text:span><text:span text:style-name="T270">link:favicon</text:span><text:span text:style-name="T272">”, </text:span><text:span text:style-name="T276">assim </text:span><text:span text:style-name="T272">o editor VSCode criará automaticamente a tag. No parâmetro “</text:span><text:span text:style-name="T270">href</text:span><text:span text:style-name="T272">”: digite </text:span><text:span text:style-name="T311">CONTROL</text:span><text:span text:style-name="T310"> </text:span><text:span text:style-name="T272">+</text:span><text:span text:style-name="T310"> </text:span><text:span text:style-name="T311">ESPAÇO</text:span><text:span text:style-name="T272"> e escolha o favicon (que deve estar dentro do root - pasta principal </text:span><text:span text:style-name="T278">- </text:span><text:span text:style-name="T274">do projeto</text:span><text:span text:style-name="T272">)</text:span></text:p>
      <text:p text:style-name="P94"/>
      <text:p text:style-name="P94"/>
      <text:p text:style-name="P94"/>
      <text:p text:style-name="P179"><text:span text:style-name="T272">Aula </text:span><text:span text:style-name="T271">0</text:span><text:span text:style-name="T273">7 – </text:span><text:span text:style-name="T274">Hierarquia de textos</text:span></text:p>
      <text:p text:style-name="P162"/>
      <text:p text:style-name="P95"><text:span text:style-name="T316"><text:tab/></text:span><text:span text:style-name="T552">Lorem Ipsum</text:span><text:span text:style-name="T316"> </text:span>é um texto que serve como modelo para simular conteúdo.</text:p>
      <text:p text:style-name="P95"><text:span text:style-name="T325">Atalho</text:span><text:span text:style-name="T588">: para gerar esse texto automaticamente</text:span> <text:span text:style-name="T564">no VSCode </text:span>digite, <text:span text:style-name="T436">d</text:span>entro de um parágrafo recém-criado, apenas a palavra <text:span text:style-name="T525">lorem</text:span> e pressione <text:span text:style-name="T582">Enter</text:span>. </text:p>
      <text:p text:style-name="P93"/>
      <text:p text:style-name="P220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92">&lt;h1&gt;</text:span><text:span text:style-name="T14"> … </text:span><text:span text:style-name="T192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6"/>
      <text:p text:style-name="P221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203">Aula 08 – <text:span text:style-name="T550">Tags semânticas</text:span></text:p>
      <text:p text:style-name="P163"/>
      <text:p text:style-name="P208"><text:tab/>O HTML 5 tornou-se mais <text:span text:style-name="T552">semântico</text:span>, se importando mais com o <text:span text:style-name="T416">significado das palavras</text:span> do que com a forma.</text:p>
      <text:p text:style-name="P100"/>
      <text:p text:style-name="P209"><text:tab/>As tags ficam obsoletas com o passar do tempo. No VSCode, tags <text:span text:style-name="T550">obsoletas </text:span>ficam em vermelho como forma de aviso.</text:p>
      <text:p text:style-name="P101"/>
      <text:p text:style-name="P102"><text:tab/><text:span text:style-name="T325">A</text:span><text:span text:style-name="T316">talho</text:span> muito importante é o <text:span text:style-name="T316">Wrap with abbreviator</text:span> <text:span text:style-name="T518">Control</text:span> + <text:span text:style-name="T518">Shift</text:span> + <text:span text:style-name="T518">P<text:line-break/></text:span>Com ele, você <text:span text:style-name="T430">delimita</text:span><text:span text:style-name="T416"> um trecho selecionado </text:span><text:span text:style-name="T430">com uma tag escolhida</text:span><text:span text:style-name="T588">.</text:span></text:p>
      <text:p text:style-name="P210"><text:tab/><text:span text:style-name="T325">A</text:span><text:span text:style-name="T316">talho</text:span> para corrigir tabulação ou i<text:span text:style-name="T506">n</text:span>dentação: selecione o trecho e aperte <text:span text:style-name="T527">Shift</text:span> + <text:span text:style-name="T527">Tab</text:span> para <text:span text:style-name="T416">mover a seleção para a esquerda</text:span>, ou apenas <text:span text:style-name="T527">Tab</text:span> para mover a seleção para a direita.</text:p>
      <text:p text:style-name="P211"><text:tab/><text:span text:style-name="T326">A</text:span><text:span text:style-name="T321">talho</text:span><text:span text:style-name="T550"> para fazer várias edições simultâneas, crie </text:span><text:span text:style-name="T424">vários cursores</text:span><text:span text:style-name="T550"> através da tecla </text:span><text:span text:style-name="T527">ALT</text:span><text:span text:style-name="T550">.</text:span></text:p>
      <text:p text:style-name="P100">Tags semânticas:</text:p>
      <text:p text:style-name="P100"/>
      <text:p text:style-name="P100"><text:span text:style-name="T401">&lt;strong&gt;</text:span> <text:span text:style-name="T329">negrito</text:span></text:p>
      <text:p text:style-name="P100"><text:span text:style-name="T401">&lt;em&gt;</text:span> emphasis: <text:span text:style-name="T438">itálico</text:span></text:p>
      <text:p text:style-name="P100"><text:span text:style-name="T401">&lt;mark&gt;</text:span> <text:span text:style-name="T442">delimita</text:span> um texto (assim como uma caneta marca-texto)</text:p>
      <text:p text:style-name="P100"><text:span text:style-name="T401">&lt;del&gt;</text:span> delete: deixa o texto <text:span text:style-name="T437">tachado</text:span></text:p>
      <text:p text:style-name="P106"><text:span text:style-name="T401">&lt;ins&gt;</text:span> insert: <text:span text:style-name="T416">sublinha</text:span> o texto; o texto inserido é o op<text:span text:style-name="T550">o</text:span>sto do texto deletado<text:span text:style-name="T610">(tachado)</text:span></text:p>
      <text:p text:style-name="P106"><text:span text:style-name="T401">&lt;sup&gt;</text:span> sobrescrito (x<text:span text:style-name="T448">²</text:span><text:span text:style-name="T443">)</text:span></text:p>
      <text:p text:style-name="P106"><text:span text:style-name="T401">&lt;sub&gt;</text:span><text:span text:style-name="T443"> subscrito (H</text:span><text:span text:style-name="T435">2</text:span><text:span text:style-name="T443">O)</text:span></text:p>
      <text:p text:style-name="P214"><text:span text:style-name="T401">&lt;code&gt;</text:span><text:span text:style-name="T443"> ideal para inserir um código-fonte pois ativa </text:span><text:span text:style-name="T447">a fonte</text:span><text:span text:style-name="T443"> </text:span><text:span text:style-name="T583">monospace</text:span><text:span text:style-name="T444">, </text:span><text:span text:style-name="T445">tornando mais fácil a leitura do código-fonte. Essa tag não </text:span><text:span text:style-name="T446">o</text:span><text:span text:style-name="T445">rganiza o código com identação, para solucionar isso utilize a tag </text:span><text:span text:style-name="T584">&lt;pre&gt;</text:span></text:p>
      <text:p text:style-name="P117"><text:span text:style-name="T409">&lt;pre&gt;</text:span><text:span text:style-name="T449"> mantém o texto pré-formatado, então passa a obedecer quebras de linha, espaços e tabulações</text:span></text:p>
      <text:p text:style-name="P216"><text:span text:style-name="T409">&lt;q&gt;</text:span><text:span text:style-name="T449"> quote: usada para fazer </text:span><text:span text:style-name="T450">uma</text:span><text:span text:style-name="T449"> citação </text:span><text:span text:style-name="T450">simples </text:span><text:span text:style-name="T449">em meio a uma frase, colocando as aspas automaticamente, mas sem deslocamento</text:span></text:p>
      <text:p text:style-name="P216"><text:span text:style-name="T409">&lt;blockquote </text:span><text:span text:style-name="T528">cite</text:span><text:span text:style-name="T410">=”</text:span><text:span text:style-name="T468">link.com</text:span><text:span text:style-name="T410">“</text:span><text:span text:style-name="T409">&gt; </text:span><text:span text:style-name="T410">&lt;/blockquote&gt;</text:span><text:span text:style-name="T599"> </text:span><text:span text:style-name="T449">usada para fazer citações </text:span><text:span text:style-name="T450">completas</text:span><text:span text:style-name="T449"> (em bloco), tendo um parágrafo só para si, então o texto ganha um recuo automaticamente. O parâmetro </text:span><text:span text:style-name="T521">cite</text:span><text:span text:style-name="T449"> serve para adicionar um link para o texto original.</text:span></text:p>
      <text:p text:style-name="P216"><text:span text:style-name="T401">&lt;abbr </text:span><text:span text:style-name="T402">title=”</text:span><text:span text:style-name="T473">ipsum lorem</text:span><text:span text:style-name="T402">”</text:span><text:span text:style-name="T401">&gt; </text:span><text:span text:style-name="T402">&lt;/abb</text:span><text:span text:style-name="T403">r</text:span><text:span text:style-name="T402">&gt;</text:span><text:span text:style-name="T394"> </text:span>abbreviation: usada sempre que quiser criar uma sigla, mostrar o seu significado ao usuário e <text:span text:style-name="T591">aos</text:span> mecanismos de busca o seu significado.</text:p>
      <text:p text:style-name="P118"><text:soft-page-break/><text:span text:style-name="T401">&lt;adress&gt;</text:span> esse elemento serve para inserir informações de contato, desde um simples e-mail até um endereço completo de um local físico</text:p>
      <text:p text:style-name="P118"/>
      <text:p text:style-name="P118">O <text:span text:style-name="T419">index.</text:span><text:span text:style-name="T422">html</text:span> é a <text:span text:style-name="T416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91">á-lo</text:span> para o visitante. </text:p>
      <text:p text:style-name="P118"/>
      <text:p text:style-name="P118"/>
      <text:p text:style-name="P165">Aula 0<text:span text:style-name="T459">9 - Listas</text:span></text:p>
      <text:p text:style-name="P166"/>
      <text:p text:style-name="P119"><text:span text:style-name="T420">L</text:span><text:span text:style-name="T419">istas</text:span> são muito úteis, elas simplificam e sintetizam o conteúdo a ser passado e faz a demarcação de cada item para facilitar a visualização. </text:p>
      <text:p text:style-name="P121"/>
      <text:p text:style-name="P120"><text:span text:style-name="T401">&lt;ol </text:span><text:span text:style-name="T527">type</text:span><text:span text:style-name="T404">=”</text:span><text:span text:style-name="T470">a</text:span><text:span text:style-name="T404">” </text:span><text:span text:style-name="T527">start</text:span><text:span text:style-name="T404">=”</text:span><text:span text:style-name="T470">5</text:span><text:span text:style-name="T404">”</text:span><text:span text:style-name="T401">&gt; </text:span><text:span text:style-name="T404">&lt;/ol&gt;</text:span> ordered list: delimita uma <text:span text:style-name="T419">lista ordenada</text:span>. Possui um parâmetro <text:span text:style-name="T518">type</text:span>, onde <text:span text:style-name="T458">personalizamos</text:span> o tipo de marcador da lista atual. As opções de valores para esse parâmetro são:</text:p>
      <text:p text:style-name="P119">‣ <text:span text:style-name="T511">1</text:span> - Valor padrão. Cria listas numeradas. Ex: 1, 2, 3 … </text:p>
      <text:p text:style-name="P119">‣ <text:span text:style-name="T511">A</text:span> - Cria listas alfabéticas em maiúsculas. Ex: A, B, C… </text:p>
      <text:p text:style-name="P119">‣ <text:span text:style-name="T511">a</text:span> - Cria listas alfabéticas em minúsculas. Ex: a, b, c … </text:p>
      <text:p text:style-name="P119">‣ <text:span text:style-name="T511">I</text:span> - Cria listas com algarismos romanos em maiúsculas.</text:p>
      <text:p text:style-name="P119">‣ <text:span text:style-name="T511">i</text:span> - Cria listas com algarismos romanos em minúsculas.</text:p>
      <text:p text:style-name="P120"><text:tab/>Você também pode indicar o início da contagem usando o parâmetro <text:span text:style-name="T518">start</text:span>, <text:span text:style-name="T507">mas tenha atenção pois ele é um parâmetro numérico!</text:span></text:p>
      <text:p text:style-name="P119"/>
      <text:p text:style-name="P121"><text:span text:style-name="T401">&lt;li&gt;</text:span> list item: identifica cada <text:span text:style-name="T419">item da lista</text:span> (seu fechamento <text:span text:style-name="T550">é </text:span>opcional)</text:p>
      <text:p text:style-name="P121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2"><text:span text:style-name="T393">&lt;ul&gt;</text:span> unordered list: <text:span text:style-name="T419">listas com marcadores</text:span>, são aquelas onde a ordem dos itens não influenciará no significado da lista.</text:p>
      <text:p text:style-name="P122"><text:tab/>O marcador padrão é a bolinha preta totalmente preenchida (<text:span text:style-name="T508">disc</text:span>), mas existe a opção de configurar a propriedade <text:span text:style-name="T520">type</text:span> da tag com os seguintes valores: </text:p>
      <text:p text:style-name="P122">‣ <text:span text:style-name="T520">disc</text:span> - padrão. Uma bola preta totalmente pintada </text:p>
      <text:p text:style-name="P122">‣ <text:span text:style-name="T520">circle</text:span> - Uma bola com uma borda preta e sem preenchimento </text:p>
      <text:p text:style-name="P122">‣ <text:span text:style-name="T520">square</text:span> - Um pequeno quadrado preto <text:span text:style-name="T550">pintado</text:span> </text:p>
      <text:p text:style-name="P142"><text:soft-page-break/><text:tab/>É possível <text:span text:style-name="T416">aninhar</text:span> listas ou até mesmo misturar, juntando </text:p>
      <text:p text:style-name="P142">listas &lt;ol&gt; com &lt;ul&gt;, <text:span text:style-name="T550">uma prática muito utilizada na criação de menus.</text:span></text:p>
      <text:p text:style-name="P143"/>
      <text:p text:style-name="P81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23"/>
      <text:p text:style-name="P180"><text:span text:style-name="T225">&lt;</text:span><text:span text:style-name="T224">dl&gt;</text:span><text:span text:style-name="T222"> </text:span><text:span text:style-name="T72">definition list: delimita a lista de definição</text:span></text:p>
      <text:p text:style-name="P180"><text:span text:style-name="T224">&lt;dt&gt;</text:span><text:span text:style-name="T222"> </text:span><text:span text:style-name="T72">definition term: termo</text:span></text:p>
      <text:p text:style-name="P180"><text:span text:style-name="T224">&lt;dd&gt;</text:span><text:span text:style-name="T181"> </text:span><text:span text:style-name="T72">definition description: definição do termo</text:span></text:p>
      <text:p text:style-name="P124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4"/>
      <text:p text:style-name="P164"><text:span text:style-name="T460">Aula </text:span><text:span text:style-name="T461">10 - </text:span><text:span text:style-name="T462">Links</text:span></text:p>
      <text:p text:style-name="P167"/>
      <text:p text:style-name="P82"><text:span text:style-name="T226">&lt;a href=”</text:span><text:span text:style-name="T213">https://google.com</text:span><text:span text:style-name="T226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5"/>
      <text:p text:style-name="P125">O <text:span text:style-name="T466">atributo</text:span> <text:span text:style-name="T520">hreflang</text:span> indica o idioma principal do site: </text:p>
      <text:p text:style-name="P158">&lt;a href=”https://google.com” <text:span text:style-name="T512">hreflang</text:span>=”en”&gt;</text:p>
      <text:p text:style-name="P146"/>
      <text:p text:style-name="P127"><text:span text:style-name="T389">Link interno</text:span> faz <text:span text:style-name="T550">ligação</text:span> com outra página do <text:span text:style-name="T550">mesmo</text:span> site, que está dentro do mesmo servidor.</text:p>
      <text:p text:style-name="P126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6"/>
      <text:p text:style-name="P126"/>
      <text:p text:style-name="P126"/>
      <text:p text:style-name="P126">Note que não é necessário nem indicar a URL completa nesses casos. </text:p>
      <text:p text:style-name="P132"/>
      <text:p text:style-name="P144"><text:span text:style-name="T509">No</text:span> <text:span text:style-name="T466">atributo</text:span> <text:span text:style-name="T520">target</text:span><text:span text:style-name="T466">, o parâmetro </text:span><text:span text:style-name="T527">”</text:span><text:span text:style-name="T471">_blank</text:span><text:span text:style-name="T527">”</text:span><text:span text:style-name="T511"> </text:span><text:span text:style-name="T416">abre o link em uma nova </text:span><text:span text:style-name="T423">aba</text:span>, assim não fecha a guia atual <text:span text:style-name="T466">(atenção para o underline), já o parâmetro </text:span><text:span text:style-name="T527">”</text:span><text:span text:style-name="T471">_self</text:span><text:span text:style-name="T527">”</text:span><text:span text:style-name="T597"> </text:span><text:s/><text:span text:style-name="T427">s</text:span><text:span text:style-name="T416">obrepõe a </text:span><text:span text:style-name="T423">página</text:span><text:span text:style-name="T416"> atual</text:span> quando clicado. <text:span text:style-name="T509">Esse parâmetro self </text:span>já vem configurado como padrão ao criarmos um hiperlink. <text:span text:style-name="T550">Cuidado para não esquecer o underline!</text:span></text:p>
      <text:p text:style-name="P84"><text:soft-page-break/><text:span text:style-name="T76"><text:tab/>O atributo </text:span><text:span text:style-name="T247">rel</text:span><text:span text:style-name="T76">: </text:span></text:p>
      <text:p text:style-name="P145">‣<text:span text:style-name="T469">next</text:span> indica que o link <text:span text:style-name="T550">aponta</text:span> para a <text:span text:style-name="T416">próxima</text:span> parte do documento atual </text:p>
      <text:p text:style-name="P145">‣<text:span text:style-name="T469">prev</text:span> indica que o link <text:span text:style-name="T550">aponta</text:span> para a parte <text:span text:style-name="T416">anterior</text:span> do documento atual </text:p>
      <text:p text:style-name="P145">‣<text:span text:style-name="T469">author</text:span> indica que é <text:span text:style-name="T550">o</text:span> link <text:span text:style-name="T550">aponta para</text:span> o <text:span text:style-name="T416">site do autor</text:span> do artigo atual </text:p>
      <text:p text:style-name="P145">‣<text:span text:style-name="T469">external</text:span> indica que é um link <text:span text:style-name="T550">de</text:span> <text:span text:style-name="T416">outro site</text:span>, não faz<text:span text:style-name="T550">endo</text:span> parte do site <text:span text:style-name="T550">atual</text:span></text:p>
      <text:p text:style-name="P133"><text:span text:style-name="T466">‣</text:span><text:span text:style-name="T472">nofollow</text:span><text:span text:style-name="T466"> indica que é um link para um site que </text:span><text:span text:style-name="T428">não tem o seu aval</text:span><text:span text:style-name="T466">, como exemplo, um link patrocinado, instruindo os mecanismos de pesquisa a </text:span><text:span text:style-name="T429">não</text:span><text:span text:style-name="T466"> contar esse hyperlink como ponto de relevância no PageRank do seu site ou blog.</text:span></text:p>
      <text:p text:style-name="P131"/>
      <text:p text:style-name="P131">Note que o fechamento da tag <text:span text:style-name="T582">&lt;/a&gt;</text:span> vem depois do <text:span text:style-name="T607">texto-nome</text:span> do link, exemplo:</text:p>
      <text:p text:style-name="P170">acesse o meu <text:span text:style-name="T474">&lt;</text:span><text:span text:style-name="T480">a</text:span> <text:span text:style-name="T486">href</text:span>=<text:span text:style-name="T495">"https://www.youtube.com/watch?v=naFQrPhD09I"</text:span> </text:p>
      <text:p text:style-name="P174"><text:span text:style-name="T487">target</text:span><text:span text:style-name="T503">=</text:span><text:span text:style-name="T496">"_self"</text:span><text:span text:style-name="T503"> </text:span><text:span text:style-name="T487">rel</text:span><text:span text:style-name="T503">=</text:span><text:span text:style-name="T496">"external"</text:span><text:span text:style-name="T475">&gt;</text:span><text:span text:style-name="T606">canal no youtube</text:span><text:span text:style-name="T475">&lt;/</text:span><text:span text:style-name="T481">a</text:span><text:span text:style-name="T475">&gt;</text:span></text:p>
      <text:p text:style-name="P176"/>
      <text:p text:style-name="P130">Quando criar <text:span text:style-name="T390">L</text:span><text:span text:style-name="T389">inks externos</text:span>, ou seja, que não pertençam ao seu site, é recomend<text:span text:style-name="T592">ável</text:span> utilizar os atributos <text:span text:style-name="T316">target=”_blank”</text:span> e <text:span text:style-name="T316">rel=”external”</text:span></text:p>
      <text:p text:style-name="P129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29">Nestes casos, devemos indicar a URL <text:span text:style-name="T416">completa</text:span>, <text:span text:style-name="T568">pois t</text:span><text:span text:style-name="T333">odo link externo precisa </text:span><text:span text:style-name="T334">começar</text:span><text:span text:style-name="T333"> com </text:span>o protocolo <text:span text:style-name="T316">http://</text:span> ou <text:span text:style-name="T316">http</text:span><text:span text:style-name="T565">s</text:span><text:span text:style-name="T316">://</text:span> <text:span text:style-name="T569">mais </text:span>o caminho que leve <text:span text:style-name="T502">a</text:span> uma página específica, se for necessário. </text:p>
      <text:p text:style-name="P134"/>
      <text:p text:style-name="P136"><text:span text:style-name="T552"><text:tab/></text:span><text:span text:style-name="T389">Link para download</text:span>: <text:span text:style-name="T550">são</text:span> necessário<text:span text:style-name="T550">s</text:span> <text:span text:style-name="T505">2 atributos: </text:span></text:p>
      <text:list xml:id="list2953397694" text:style-name="L5">
        <text:list-item>
          <text:p text:style-name="P247">O atributo <text:span text:style-name="T527">download</text:span> indica o nome do arquivo</text:p>
        </text:list-item>
        <text:list-item>
          <text:p text:style-name="P244"><text:span text:style-name="T79">O atributo</text:span><text:span text:style-name="T78"> </text:span><text:span text:style-name="T261">type</text:span><text:span text:style-name="T78"> </text:span><text:span text:style-name="T77">indica a extensão do arquivo</text:span></text:p>
        </text:list-item>
      </text:list>
      <text:p text:style-name="P135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316">media types</text:span>.</text:p>
      <text:p text:style-name="P128"/>
      <text:p text:style-name="P235"><text:span text:style-name="T552"><text:tab/></text:span><text:span text:style-name="T419">Servidores Web</text:span><text:span text:style-name="T416"> </text:span>são computadores que armazenam páginas, arquivos HTML. Seu sistema operacional <text:span text:style-name="T592">geralmente </text:span>é o <text:span text:style-name="T316">Linux</text:span>. Para <text:span text:style-name="T504">acessar arquivos de outra pasta,</text:span> <text:span text:style-name="T416">navega</text:span><text:span text:style-name="T424">ndo</text:span><text:span text:style-name="T416"> entre pastas</text:span> de hierarquia superior(anterior) use o <text:span text:style-name="T384">../</text:span><text:span text:style-name="T374"> </text:span>ponto-ponto-barra.</text:p>
      <text:p text:style-name="P202">Aula <text:span text:style-name="T459">11 – Inserindo mídias</text:span></text:p>
      <text:p text:style-name="P168"/>
      <text:p text:style-name="P137"><text:span text:style-name="T510"><text:tab/>Para tornar um site mais </text:span><text:span text:style-name="T425">responsivo</text:span><text:span text:style-name="T555"> </text:span><text:span text:style-name="T556">e</text:span><text:span text:style-name="T510"> que se adapta a vários tamanhos de janela é preciso disponibilizar</text:span> múltiplas imagens para tamanhos de telas diferentes. <text:span text:style-name="T510">Para isso, crie a tag </text:span><text:span text:style-name="T405">&lt;picture&gt;</text:span><text:span text:style-name="T510"> (que permite criar vários </text:span><text:span text:style-name="T405">&lt;source&gt;</text:span><text:span text:style-name="T510">) e dentro dela coloque tamanhos diferentes de imagens:</text:span></text:p>
      <text:p text:style-name="P160"/>
      <text:p text:style-name="P172"><text:span text:style-name="T474">&lt;</text:span><text:span text:style-name="T480">picture</text:span><text:span text:style-name="T474">&gt;</text:span></text:p>
      <text:p text:style-name="P68">            <text:span text:style-name="T476">&lt;</text:span><text:span text:style-name="T482">source</text:span><text:span text:style-name="T532"> </text:span><text:span text:style-name="T488">media</text:span><text:span text:style-name="T532">=</text:span><text:span text:style-name="T497">"(max-width: 750px)"</text:span><text:span text:style-name="T532"> </text:span><text:span text:style-name="T488">srcset</text:span><text:span text:style-name="T532">=</text:span><text:span text:style-name="T497">"imagens/foto-p.png"</text:span><text:span text:style-name="T532"> </text:span><text:span text:style-name="T488">typ</text:span><text:span text:style-name="T492">ee</text:span><text:span text:style-name="T532">=</text:span><text:span text:style-name="T497">"image/png"</text:span><text:span text:style-name="T476">&gt;</text:span></text:p>
      <text:p text:style-name="P68">            <text:span text:style-name="T476">&lt;</text:span><text:span text:style-name="T482">source</text:span><text:span text:style-name="T532"> </text:span><text:span text:style-name="T488">media</text:span><text:span text:style-name="T532">=</text:span><text:span text:style-name="T497">"(max-width: 1050px)"</text:span><text:span text:style-name="T532"> </text:span><text:span text:style-name="T488">srcset</text:span><text:span text:style-name="T532">=</text:span><text:span text:style-name="T497">"imagens/foto-m.png"</text:span><text:span text:style-name="T532"> </text:span><text:span text:style-name="T488">typ</text:span><text:span text:style-name="T492">e</text:span><text:span text:style-name="T488">e</text:span><text:span text:style-name="T532">=</text:span><text:span text:style-name="T497">"image/png"</text:span><text:span text:style-name="T476">&gt;</text:span></text:p>
      <text:p text:style-name="P68">            <text:span text:style-name="T476">&lt;</text:span><text:span text:style-name="T482">img</text:span><text:span text:style-name="T532"> </text:span><text:span text:style-name="T488">src</text:span><text:span text:style-name="T532">=</text:span><text:span text:style-name="T497">"imagens/foto-g.png"</text:span><text:span text:style-name="T532"> </text:span><text:span text:style-name="T488">alt</text:span><text:span text:style-name="T532">=</text:span><text:span text:style-name="T497">"apresentando uma imagem flexível"</text:span><text:span text:style-name="T476">&gt;</text:span></text:p>
      <text:p text:style-name="P68">        <text:span text:style-name="T476">&lt;/</text:span><text:span text:style-name="T482">picture</text:span><text:span text:style-name="T476">&gt;</text:span></text:p>
      <text:p text:style-name="P138"/>
      <text:p text:style-name="P139">Note que a tag possui três atributos:</text:p>
      <text:p text:style-name="P139">‣ <text:span text:style-name="T518">type</text:span> vai indicar o <text:span text:style-name="T416">media type</text:span> da imagem que usamos</text:p>
      <text:p text:style-name="P139">‣ <text:span text:style-name="T518">srcset</text:span> vai configurar o <text:span text:style-name="T426">caminho</text:span><text:span text:style-name="T416"> d</text:span><text:span text:style-name="T424">o arquivo</text:span> que será carregad<text:span text:style-name="T550">o</text:span> quando o tamanho <text:span text:style-name="T593">máximo </text:span>indicado for atingido</text:p>
      <text:p text:style-name="P139">‣ <text:span text:style-name="T518">media</text:span> indica o <text:span text:style-name="T416">tamanho</text:span> máximo <text:span text:style-name="T550">ou mínimo </text:span>a ser considerado para carregar a imagem indicada no atributo <text:span text:style-name="T581">srcset</text:span>. </text:p>
      <text:p text:style-name="P139"/>
      <text:p text:style-name="P139"><text:tab/>ATENÇÃO! Você pode até colocar o valor exato de 1000px na propriedade max-width, mas vai perceber que um valor ligeiramente acima vai gerar resultados mais interessantes. <text:span text:style-name="T530">(porque uma folga de 50px faz com que não apareça a chata barra de rolagem).</text:span></text:p>
      <text:p text:style-name="P139"><text:tab/>É <text:span text:style-name="T417">importante</text:span> que exist<text:span text:style-name="T529">a</text:span> uma ordem entre os <text:span text:style-name="T600">&lt;source&gt;</text:span> e <text:span text:style-name="T529">que </text:span>os itens mais acima sejam os menores tamanhos para <text:span text:style-name="T597">max-width</text:span> e os seguintes sejam maiores, de <text:span text:style-name="T416">forma crescente</text:span>. O <text:span text:style-name="T416">último item</text:span> deve ser a <text:span text:style-name="T416">imagem padrão</text:span>.</text:p>
      <text:p text:style-name="P140"><text:tab/>Moral da história: Adapte o tamanho de suas imagens ao tamanho da tela de seus usuários! (princípio da UX)</text:p>
      <text:p text:style-name="P140"/>
      <text:p text:style-name="P148"><text:span text:style-name="T536"><text:tab/>O</text:span>s navegadores aceitam 3 tipos de formatos de <text:span text:style-name="T373">áudio</text:span>: <text:span text:style-name="T316">MP3</text:span>, <text:span text:style-name="T316">WAV</text:span> e <text:span text:style-name="T316">OGG</text:span>. <text:span text:style-name="T536">Sendo o WAV o mais pesado e o OGG o mais leve, com licença Open Source.</text:span></text:p>
      <text:p text:style-name="P140"/>
      <text:p text:style-name="P141"><text:tab/>Dentro da tag <text:span text:style-name="T395">&lt;audio&gt;</text:span>, adicion<text:span text:style-name="T550">e</text:span> vários <text:span text:style-name="T395">&lt;source&gt;</text:span><text:span text:style-name="T531"> </text:span>com formatos diferentes do mesmo áudio. Coloque na parte de cima o seu formato favorito. Os demais só serão carregados caso o de cima falhe. <text:span text:style-name="T550">E se</text:span> todos falh<text:span text:style-name="T550">arem</text:span>, cri<text:span text:style-name="T550">e</text:span> um parágrafo que permit<text:span text:style-name="T550">a</text:span> o download do arquivo MP3 para ouvir no player padrão do dispositivo:</text:p>
      <text:p text:style-name="P141"/>
      <text:p text:style-name="P171"><text:span text:style-name="T474">&lt;</text:span><text:span text:style-name="T480">h3</text:span><text:span text:style-name="T474">&gt;</text:span><text:span text:style-name="T557">1ª maneira</text:span>, <text:span text:style-name="T536">mais simples</text:span>:</text:p>
      <text:p text:style-name="P71"><text:soft-page-break/><text:span text:style-name="T476">&lt;</text:span><text:span text:style-name="T482">audio</text:span><text:span text:style-name="T532"> </text:span><text:span text:style-name="T488">src</text:span><text:span text:style-name="T532">=</text:span><text:span text:style-name="T497">"midias/happy-mistake.mp3" </text:span><text:span text:style-name="T488">autoplay</text:span><text:span text:style-name="T532"> </text:span><text:span text:style-name="T488">loop</text:span><text:span text:style-name="T532"> </text:span><text:span text:style-name="T488">controls</text:span><text:span text:style-name="T476">&gt;&lt;/</text:span><text:span text:style-name="T482">audio</text:span><text:span text:style-name="T476">&gt;</text:span></text:p>
      <text:p text:style-name="P76"/>
      <text:p text:style-name="P72"><text:span text:style-name="T476">&lt;</text:span><text:span text:style-name="T482">h3</text:span><text:span text:style-name="T476">&gt;</text:span><text:span text:style-name="T558">2ª maneira</text:span><text:span text:style-name="T532">, </text:span><text:span text:style-name="T533">com redundância de várias tags &lt;source&gt; caso o navegador não consiga reproduzir algum formato:</text:span></text:p>
      <text:p text:style-name="P70"><text:span text:style-name="T476">&lt;</text:span><text:span text:style-name="T482">audio</text:span><text:span text:style-name="T532"> </text:span><text:span text:style-name="T488">controls</text:span><text:span text:style-name="T476">&gt;</text:span></text:p>
      <text:p text:style-name="P70"><text:span text:style-name="T476">&lt;</text:span><text:span text:style-name="T482">source</text:span><text:span text:style-name="T532"> </text:span><text:span text:style-name="T488">src</text:span><text:span text:style-name="T532">=</text:span><text:span text:style-name="T497">"midias/Trimmed &amp; Taught - Dan Lebowitz.mp3"</text:span><text:span text:style-name="T532"> </text:span><text:span text:style-name="T488">type</text:span><text:span text:style-name="T532">=</text:span><text:span text:style-name="T497">"audio/mpeg"</text:span><text:span text:style-name="T476">&gt;</text:span></text:p>
      <text:p text:style-name="P70"><text:span text:style-name="T476">&lt;</text:span><text:span text:style-name="T482">source</text:span><text:span text:style-name="T532"> </text:span><text:span text:style-name="T488">src</text:span><text:span text:style-name="T532">=</text:span><text:span text:style-name="T497">"midias/Trimmed &amp; Taught - Dan Lebowitz.wav"</text:span><text:span text:style-name="T532"> </text:span><text:span text:style-name="T488">type</text:span><text:span text:style-name="T532">=</text:span><text:span text:style-name="T497">"audio/wav"</text:span><text:span text:style-name="T476">&gt;</text:span></text:p>
      <text:p text:style-name="P70"><text:span text:style-name="T476">&lt;</text:span><text:span text:style-name="T482">source</text:span><text:span text:style-name="T532"> </text:span><text:span text:style-name="T488">src</text:span><text:span text:style-name="T532">=</text:span><text:span text:style-name="T497">"midias/Trimmed &amp; Taught - Dan Lebowitz.ogg"</text:span><text:span text:style-name="T532"> </text:span><text:span text:style-name="T488">type</text:span><text:span text:style-name="T532">=</text:span><text:span text:style-name="T497">"audio/ogg"</text:span><text:span text:style-name="T476">&gt;</text:span></text:p>
      <text:p text:style-name="P73"> <text:span text:style-name="T476">&lt;</text:span><text:span text:style-name="T482">p</text:span><text:span text:style-name="T476">&gt;</text:span><text:span text:style-name="T532">Infelizmente o seu navegador não consegue reproduzir formatos de áudio.</text:span></text:p>
      <text:p text:style-name="P73"><text:span text:style-name="T476">&lt;</text:span><text:span text:style-name="T482">a</text:span><text:span text:style-name="T532"> </text:span><text:span text:style-name="T488">href</text:span><text:span text:style-name="T532">=</text:span><text:span text:style-name="T497">"midias/Trimmed &amp; Taught - Dan Lebowitz.mp3"</text:span><text:span text:style-name="T532"> </text:span></text:p>
      <text:p text:style-name="P73"><text:span text:style-name="T488">downloa</text:span><text:span text:style-name="T489">d</text:span><text:span text:style-name="T532">=</text:span><text:span text:style-name="T497">"Trimmed &amp; Taught - Dan Lebowitz.mp3"</text:span><text:span text:style-name="T532"> </text:span></text:p>
      <text:p text:style-name="P74"><text:span text:style-name="T488">target</text:span><text:span text:style-name="T532">=</text:span><text:span text:style-name="T497">"_blank"</text:span><text:span text:style-name="T532"> </text:span><text:span text:style-name="T488">type</text:span><text:span text:style-name="T532">=</text:span><text:span text:style-name="T497">"audio/mpeg"</text:span><text:span text:style-name="T476">&gt;</text:span><text:span text:style-name="T532">Clique aqui</text:span><text:span text:style-name="T476">&lt;/</text:span><text:span text:style-name="T482">a</text:span><text:span text:style-name="T476">&gt;</text:span><text:span text:style-name="T532"> para fazer o download do MP3</text:span><text:span text:style-name="T476">&lt;/</text:span><text:span text:style-name="T482">p</text:span><text:span text:style-name="T476">&gt;</text:span></text:p>
      <text:p text:style-name="P70"><text:span text:style-name="T476">&lt;/</text:span><text:span text:style-name="T482">audio</text:span><text:span text:style-name="T476">&gt; &lt;/</text:span><text:span text:style-name="T482">h3</text:span><text:span text:style-name="T476">&gt;</text:span></text:p>
      <text:p text:style-name="P141"><text:s/></text:p>
      <text:p text:style-name="P147"/>
      <text:p text:style-name="P148"><text:span text:style-name="T536">O</text:span>s principais <text:span text:style-name="T617">parâmetros</text:span> da tag <text:span text:style-name="T406">&lt;audio&gt;</text:span><text:span text:style-name="T536"> são</text:span>:</text:p>
      <text:list xml:id="list2289569760" text:style-name="L6">
        <text:list-header>
          <text:p text:style-name="P252"/>
        </text:list-header>
        <text:list-item>
          <text:p text:style-name="P253"><text:span text:style-name="T248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53"><text:span text:style-name="T249">a</text:span><text:span text:style-name="T248">utoplay</text:span><text:span text:style-name="T82">: vai iniciar a reprodução do áudio assim que a página for carregada. </text:span></text:p>
        </text:list-item>
        <text:list-item>
          <text:p text:style-name="P253"><text:span text:style-name="T249">l</text:span><text:span text:style-name="T248">oop</text:span><text:span text:style-name="T82">: vai fazer com que o áudio seja repetido assim que terminar a sua reprodução.</text:span></text:p>
        </text:list-item>
        <text:list-item>
          <text:p text:style-name="P253"><text:span text:style-name="T248">preload</text:span><text:span text:style-name="T82">: indica se o áudio será pré-carregado ou não e aceita três valores:</text:span></text:p>
        </text:list-item>
      </text:list>
      <text:list xml:id="list3190336240" text:style-name="L7">
        <text:list-item>
          <text:list>
            <text:list-item>
              <text:p text:style-name="P254"><text:span text:style-name="T293">metadata</text:span><text:span text:style-name="T281">:</text:span><text:span text:style-name="T82"> vai carregar apenas as informações sobre o arquivo (tamanho, tempo, informações de direitos, etc)</text:span></text:p>
            </text:list-item>
            <text:list-item>
              <text:p text:style-name="P254"><text:span text:style-name="T293">none</text:span><text:span text:style-name="T281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54"><text:span text:style-name="T293">auto</text:span><text:span text:style-name="T281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9"/>
      <text:p text:style-name="P189"><text:span text:style-name="T82">D</text:span><text:span text:style-name="T81">icas:</text:span></text:p>
      <text:p text:style-name="P181"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590">Youtube Studio</text:span></text:a><text:span text:style-name="T83">.</text:span></text:p>
      <text:p text:style-name="P188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590">Pexels</text:span></text:a><text:span text:style-name="T81">.</text:span></text:p>
      <text:p text:style-name="P189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189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53"/>
      <text:p text:style-name="P191"><text:soft-page-break/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190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192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50"/>
      <text:p text:style-name="P193"><text:span text:style-name="T85"><text:tab/>A</text:span><text:span text:style-name="T81">ssim como na inserção de áudio, a inserção de vídeo é semelhante, através da tag </text:span><text:span text:style-name="T227">&lt;video&gt;</text:span><text:span text:style-name="T81">, contendo a tag </text:span><text:span text:style-name="T182">&lt;source&gt;</text:span></text:p>
      <text:p text:style-name="P150"/>
      <text:p text:style-name="P197"><text:span text:style-name="T284">&lt;p&gt;</text:span><text:span text:style-name="T294">Forma simples:</text:span><text:span text:style-name="T284">&lt;/p&gt;</text:span></text:p>
      <text:p text:style-name="P69">        <text:span text:style-name="T476">&lt;</text:span><text:span text:style-name="T482">video</text:span><text:span text:style-name="T532"> </text:span><text:span text:style-name="T488">src</text:span><text:span text:style-name="T532">=</text:span><text:span text:style-name="T497">"midias/Beach Waves And Sunset.mp4"</text:span><text:span text:style-name="T532"> </text:span><text:span text:style-name="T488">width</text:span><text:span text:style-name="T532">=</text:span><text:span text:style-name="T497">"500"</text:span><text:span text:style-name="T532"> </text:span><text:span text:style-name="T488">controls</text:span><text:span text:style-name="T532"> </text:span></text:p>
      <text:p text:style-name="P69"><text:span text:style-name="T488">autoplay</text:span><text:span text:style-name="T532"> </text:span><text:span text:style-name="T490">loop</text:span><text:span text:style-name="T534"> </text:span><text:span text:style-name="T488">poster</text:span><text:span text:style-name="T532">=</text:span><text:span text:style-name="T497">"imagens/tumblr por do sol.jpg"</text:span><text:span text:style-name="T476">&gt;&lt;/</text:span><text:span text:style-name="T482">video</text:span><text:span text:style-name="T476">&gt;</text:span></text:p>
      <text:p text:style-name="P75"/>
      <text:p text:style-name="P67"><text:span text:style-name="T474">&lt;</text:span><text:span text:style-name="T480">p</text:span><text:span text:style-name="T474">&gt;</text:span><text:span text:style-name="T557">Forma com a redundância de várias tags</text:span> <text:span text:style-name="T480">&amp;lt;</text:span>source<text:span text:style-name="T480">&amp;gt;</text:span>:<text:span text:style-name="T474">&lt;/</text:span><text:span text:style-name="T480">p</text:span><text:span text:style-name="T474">&gt;</text:span></text:p>
      <text:p text:style-name="P68">        <text:span text:style-name="T476">&lt;</text:span><text:span text:style-name="T482">video</text:span><text:span text:style-name="T532"> </text:span><text:span text:style-name="T488">controls</text:span><text:span text:style-name="T532"> </text:span><text:span text:style-name="T488">width</text:span><text:span text:style-name="T532">=</text:span><text:span text:style-name="T497">"600"</text:span><text:span text:style-name="T476">&gt;</text:span></text:p>
      <text:p text:style-name="P68">            <text:span text:style-name="T535">&lt;!--ordene por tamanho do arquivo!--&gt;</text:span></text:p>
      <text:p text:style-name="P68">            <text:span text:style-name="T476">&lt;</text:span><text:span text:style-name="T482">source</text:span><text:span text:style-name="T532"> </text:span><text:span text:style-name="T488">src</text:span><text:span text:style-name="T532">=</text:span><text:span text:style-name="T497">"midias/Beach Waves And Sunset.mp4"</text:span><text:span text:style-name="T532"> </text:span><text:span text:style-name="T488">type</text:span><text:span text:style-name="T532">=</text:span><text:span text:style-name="T497">"video/mp4"</text:span><text:span text:style-name="T476">&gt;</text:span></text:p>
      <text:p text:style-name="P68">            <text:span text:style-name="T476">&lt;</text:span><text:span text:style-name="T482">source</text:span><text:span text:style-name="T532"> </text:span><text:span text:style-name="T488">src</text:span><text:span text:style-name="T532">=</text:span><text:span text:style-name="T497">"midias/Beach Waves And Sunset.ogv"</text:span><text:span text:style-name="T532"> </text:span><text:span text:style-name="T488">type</text:span><text:span text:style-name="T532">=</text:span><text:span text:style-name="T497">"video/ogg"</text:span><text:span text:style-name="T476">&gt;</text:span><text:span text:style-name="T532"> </text:span><text:span text:style-name="T535">&lt;!--mediatype OGG!--&gt;</text:span></text:p>
      <text:p text:style-name="P68">            <text:span text:style-name="T476">&lt;</text:span><text:span text:style-name="T482">source</text:span><text:span text:style-name="T532"> </text:span><text:span text:style-name="T488">src</text:span><text:span text:style-name="T532">=</text:span><text:span text:style-name="T497">"midias/Beach Waves And Sunset.webm"</text:span><text:span text:style-name="T532"> </text:span><text:span text:style-name="T488">type</text:span><text:span text:style-name="T532">=</text:span><text:span text:style-name="T497">"video/webm"</text:span><text:span text:style-name="T476">&gt;</text:span></text:p>
      <text:p text:style-name="P68">            <text:span text:style-name="T476">&lt;</text:span><text:span text:style-name="T482">p</text:span><text:span text:style-name="T476">&gt;</text:span><text:span text:style-name="T532">Seu navegador não tem compatibilidade com reprodução de videos</text:span><text:span text:style-name="T476">&lt;/</text:span><text:span text:style-name="T482">p</text:span><text:span text:style-name="T476">&gt;</text:span><text:span text:style-name="T532">   </text:span><text:span text:style-name="T535">&lt;!--só aparece esse parágrafo se o navegador não conseguir executar nenhum dos formatos acima--&gt;</text:span></text:p>
      <text:p text:style-name="P68">        <text:span text:style-name="T476">&lt;/</text:span><text:span text:style-name="T482">video</text:span><text:span text:style-name="T476">&gt;</text:span></text:p>
      <text:p text:style-name="P75"/>
      <text:p text:style-name="P151"><text:span text:style-name="T537"><text:tab/>A</text:span>lguns atributos importantes:</text:p>
      <text:list xml:id="list3875022557" text:style-name="L8">
        <text:list-item>
          <text:p text:style-name="P268"><text:span text:style-name="T250">width</text:span><text:span text:style-name="T243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68"><text:span text:style-name="T251">p</text:span><text:span text:style-name="T250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68"><text:span text:style-name="T250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68"><text:span text:style-name="T250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50"/>
      <text:p text:style-name="P152"><text:tab/>É possível <text:span text:style-name="T538">inserir</text:span> vídeos de outros servidores (como Youtube, Vimeo) para dentro do seu site. <text:span text:style-name="T538">A</text:span> vantagem é que os vídeos não consumirão sua banda de internet. <text:span text:style-name="T538">Para isso, bastar escolher a opção incorporar, dentro do botão compartilhar, e copiar o código HTML personalizado para dentro de seu site.</text:span></text:p>
      <text:p text:style-name="P152"/>
      <text:p text:style-name="P269"><text:span text:style-name="T398"><text:tab/></text:span><text:span text:style-name="T399">&lt;</text:span><text:span text:style-name="T400">Iframe</text:span><text:span text:style-name="T399"> </text:span><text:span text:style-name="T515">src</text:span><text:span text:style-name="T514">="</text:span><text:span text:style-name="T467">https://www.com.br</text:span><text:span text:style-name="T514">"</text:span><text:span text:style-name="T399">&gt;</text:span><text:span text:style-name="T463"> é uma tag que permite incluir um elemento HTML </text:span><text:span text:style-name="T465">aninhado</text:span><text:span text:style-name="T463"> dentro de outro objeto HTML principal. Com esse </text:span><text:soft-page-break/><text:span text:style-name="T463">recurso é possível carregar somente um documento específico de outro site ou até mesmo o site inteiro. </text:span><text:span text:style-name="T464">Essa tag é muito utilizada na incorporação de vídeos.</text:span></text:p>
      <text:p text:style-name="P270"/>
      <text:p text:style-name="P271"><text:span text:style-name="T408">&lt;progress&gt;</text:span><text:span text:style-name="T407"> </text:span>é usado para visualizar o progresso de uma tarefa. <text:span text:style-name="T620">Exemplo:</text:span></text:p>
      <text:p text:style-name="P272">&lt;<text:span text:style-name="T621">progress</text:span> <text:span text:style-name="T486">value</text:span>=<text:span text:style-name="T495">"70"</text:span> <text:span text:style-name="T486">max</text:span>=<text:span text:style-name="T495">"100"</text:span>&gt;<text:span text:style-name="T548">70</text:span> %&lt;/<text:span text:style-name="T486">progress</text:span>&gt;</text:p>
      <text:p text:style-name="P270"/>
      <text:p text:style-name="P273">Aula 12 – introdução às CSS</text:p>
      <text:p text:style-name="P155"/>
      <text:p text:style-name="P156"><text:tab/>Existem 3 formas de aplicar CSS nas <text:span text:style-name="T542">HTMLs</text:span>: Inline, Local ou Externo.</text:p>
      <text:p text:style-name="P156"/>
      <text:p text:style-name="P182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44">style</text:span><text:span text:style-name="T100"> </text:span><text:span text:style-name="T101">e digite as declarações como no exemplo a seguir:</text:span></text:p>
      <text:p text:style-name="P187"><text:span text:style-name="T477">&lt;</text:span><text:span text:style-name="T483">h1</text:span><text:span text:style-name="T543"> </text:span><text:span text:style-name="T491">style</text:span><text:span text:style-name="T543">=</text:span><text:span text:style-name="T498">"color:mediumblue; font-size: 1.5em</text:span><text:span text:style-name="T477">&gt; </text:span><text:span text:style-name="T543">Capítulo 1</text:span><text:span text:style-name="T477">&lt;/</text:span><text:span text:style-name="T483">h1</text:span><text:span text:style-name="T477">&gt;</text:span></text:p>
      <text:p text:style-name="P198"/>
      <text:p text:style-name="P154"><text:span text:style-name="T541">P</text:span>ara as configurações <text:span text:style-name="T421">L</text:span><text:span text:style-name="T419">ocais</text:span> de um documento, <text:span text:style-name="T541">p</text:span>odemos <text:span text:style-name="T540">aplicar o estilo </text:span>adiciona<text:span text:style-name="T540">ndo </text:span>uma tag <text:span text:style-name="T396">&lt;style&gt;</text:span>,<text:span text:style-name="T539"> dentro da área &lt;head&gt;, e então estilizar cada conjunto de tags, como no exemplo abaixo:</text:span></text:p>
      <text:p text:style-name="P154"/>
      <text:p text:style-name="P173"><text:span text:style-name="T474">&lt;</text:span><text:span text:style-name="T480">style</text:span><text:span text:style-name="T474">&gt;</text:span></text:p>
      <text:p text:style-name="P68">        <text:span text:style-name="T547">body</text:span><text:span text:style-name="T532"> {</text:span></text:p>
      <text:p text:style-name="P68">            <text:span text:style-name="T488">background-color</text:span><text:span text:style-name="T532">: </text:span><text:span text:style-name="T497">lightsteelblue</text:span><text:span text:style-name="T532">;</text:span></text:p>
      <text:p text:style-name="P68">            <text:span text:style-name="T488">font-family</text:span><text:span text:style-name="T532">: </text:span><text:span text:style-name="T497">Arial</text:span><text:span text:style-name="T532">, </text:span><text:span text:style-name="T497">Helvetica</text:span><text:span text:style-name="T532">, </text:span><text:span text:style-name="T497">sans-serif</text:span><text:span text:style-name="T532">;</text:span></text:p>
      <text:p text:style-name="P68">            <text:span text:style-name="T488">font-size</text:span><text:span text:style-name="T532">: </text:span><text:span text:style-name="T549">20px</text:span><text:span text:style-name="T532">;</text:span></text:p>
      <text:p text:style-name="P68">        <text:span text:style-name="T532">}</text:span></text:p>
      <text:p text:style-name="P68">        <text:span text:style-name="T547">h1</text:span><text:span text:style-name="T532"> {</text:span></text:p>
      <text:p text:style-name="P68">            <text:span text:style-name="T488">color</text:span><text:span text:style-name="T532">: </text:span><text:span text:style-name="T497">darkblue</text:span><text:span text:style-name="T532">;</text:span></text:p>
      <text:p text:style-name="P68">            <text:span text:style-name="T488">background-color</text:span><text:span text:style-name="T532">: </text:span><text:span text:style-name="T497">lightblue</text:span><text:span text:style-name="T532">;</text:span></text:p>
      <text:p text:style-name="P68">        <text:span text:style-name="T532">}</text:span></text:p>
      <text:p text:style-name="P68">        <text:span text:style-name="T547">h2</text:span><text:span text:style-name="T532"> {</text:span></text:p>
      <text:p text:style-name="P68">            <text:span text:style-name="T488">color</text:span><text:span text:style-name="T532">: </text:span><text:span text:style-name="T497">darkred</text:span><text:span text:style-name="T532">;</text:span></text:p>
      <text:p text:style-name="P68">        <text:span text:style-name="T532">}</text:span></text:p>
      <text:p text:style-name="P68">        <text:span text:style-name="T547">p</text:span><text:span text:style-name="T532"> {</text:span></text:p>
      <text:p text:style-name="P68">            <text:span text:style-name="T488">text-align</text:span><text:span text:style-name="T532">: </text:span><text:span text:style-name="T497">justify</text:span><text:span text:style-name="T532">;</text:span></text:p>
      <text:p text:style-name="P68">        <text:span text:style-name="T532">}</text:span></text:p>
      <text:p text:style-name="P68">    <text:span text:style-name="T476">&lt;/</text:span><text:span text:style-name="T482">style</text:span><text:span text:style-name="T476">&gt;</text:span></text:p>
      <text:p text:style-name="P154"/>
      <text:p text:style-name="P154"/>
      <text:p text:style-name="P183"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28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83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</text:span><text:soft-page-break/><text:span text:style-name="T91">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84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4"/>
      <text:p text:style-name="P194"><text:span text:style-name="T96">Nota:</text:span><text:span text:style-name="T286"> </text:span><text:span text:style-name="T297">/* </text:span><text:span text:style-name="T295">Assim são feitos os comentários em CSS </text:span><text:span text:style-name="T297">*/</text:span></text:p>
      <text:p text:style-name="P194"/>
      <text:p text:style-name="P195"><text:span text:style-name="T289">@charset </text:span><text:span text:style-name="T287">"UTF8"</text:span><text:span text:style-name="T290">;</text:span><text:span text:style-name="T291"> </text:span><text:span text:style-name="T296">/*evita incompatibilidade com acentos nas palavras*/</text:span></text:p>
      <text:p text:style-name="P66"><text:span text:style-name="T546">body</text:span> {</text:p>
      <text:p text:style-name="P68">    <text:span text:style-name="T488">background-color</text:span><text:span text:style-name="T532">: </text:span><text:span text:style-name="T497">lightgoldenrodyellow</text:span><text:span text:style-name="T532">;</text:span></text:p>
      <text:p text:style-name="P68">    <text:span text:style-name="T488">font-family</text:span><text:span text:style-name="T532">: </text:span><text:span text:style-name="T497">Arial</text:span><text:span text:style-name="T532">, </text:span><text:span text:style-name="T497">Helvetica</text:span><text:span text:style-name="T532">, </text:span><text:span text:style-name="T497">sans-serif</text:span><text:span text:style-name="T532">;</text:span></text:p>
      <text:p text:style-name="P68">    <text:span text:style-name="T488">font-size</text:span><text:span text:style-name="T532">: </text:span><text:span text:style-name="T549">20px</text:span><text:span text:style-name="T532">;</text:span></text:p>
      <text:p text:style-name="P66">}</text:p>
      <text:p text:style-name="P66"><text:span text:style-name="T546">h1</text:span> {</text:p>
      <text:p text:style-name="P68">    <text:span text:style-name="T488">color</text:span><text:span text:style-name="T532">: </text:span><text:span text:style-name="T497">maroon</text:span><text:span text:style-name="T532">;</text:span></text:p>
      <text:p text:style-name="P68">    <text:span text:style-name="T488">background-color</text:span><text:span text:style-name="T532">: </text:span><text:span text:style-name="T497">goldenrod</text:span><text:span text:style-name="T532">;</text:span></text:p>
      <text:p text:style-name="P66">}</text:p>
      <text:p text:style-name="P66"><text:span text:style-name="T546">h2</text:span> {</text:p>
      <text:p text:style-name="P68">    <text:span text:style-name="T488">color</text:span><text:span text:style-name="T532">: </text:span><text:span text:style-name="T497">darkred</text:span><text:span text:style-name="T532">;</text:span></text:p>
      <text:p text:style-name="P66">}</text:p>
      <text:p text:style-name="P66"><text:span text:style-name="T546">p</text:span> {</text:p>
      <text:p text:style-name="P68">    <text:span text:style-name="T488">text-align</text:span><text:span text:style-name="T532">: </text:span><text:span text:style-name="T497">justify</text:span><text:span text:style-name="T532">;</text:span></text:p>
      <text:p text:style-name="P66">}</text:p>
      <text:p text:style-name="P177"/>
      <text:p text:style-name="P157"><text:tab/>Após criar o documento CSS, conecte-o <text:span text:style-name="T550">à</text:span> <text:span text:style-name="T597">&lt;head&gt;</text:span> da página HTML através da tag:<text:tab/><text:span text:style-name="T478">&lt;</text:span><text:span text:style-name="T484">link</text:span><text:span text:style-name="T544"> </text:span><text:span text:style-name="T493">rel</text:span><text:span text:style-name="T544">=</text:span><text:span text:style-name="T499">"stylesheet"</text:span><text:span text:style-name="T544"> </text:span><text:span text:style-name="T493">href</text:span><text:span text:style-name="T544">=</text:span><text:span text:style-name="T499">"style.css"</text:span><text:span text:style-name="T478">&gt;</text:span></text:p>
      <text:p text:style-name="P103"/>
      <text:p text:style-name="P107"><text:tab/><text:span text:style-name="T327">A</text:span><text:span text:style-name="T323">talho</text:span><text:span text:style-name="T559"> para criar uma pasta dedicada aos estilos CSS: crie na </text:span><text:span text:style-name="T601">&lt;head&gt;</text:span><text:span text:style-name="T559"> um</text:span><text:span text:style-name="T439"> </text:span><text:span text:style-name="T441">link css</text:span><text:span text:style-name="T559">, como exemplo: </text:span><text:span text:style-name="T479">&lt;</text:span><text:span text:style-name="T485">link</text:span><text:span text:style-name="T545"> </text:span><text:span text:style-name="T494">rel</text:span><text:span text:style-name="T545">=</text:span><text:span text:style-name="T500">"stylesheet"</text:span><text:span text:style-name="T545"> </text:span><text:span text:style-name="T494">href</text:span><text:span text:style-name="T545">=</text:span><text:span text:style-name="T500">"</text:span><text:span text:style-name="T560">estilo/</text:span><text:span text:style-name="T500">style.css"</text:span><text:span text:style-name="T479">&gt;</text:span></text:p>
      <text:p text:style-name="P112">;<text:span text:style-name="T561">com o cursor em cima desse link, </text:span>aperte <text:span text:style-name="T594">CONTROL</text:span> + <text:span text:style-name="T595">ESPAÇO</text:span> e o VSCode vai acusar que não conseguiu encontrar a pasta, perguntando se deseja criá-la.</text:p>
      <text:p text:style-name="P201">Aprendizado do curso antigo</text:p>
      <text:p text:style-name="P169">HTML</text:p>
      <text:p text:style-name="P186"><text:span text:style-name="T229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. </text:span><text:span text:style-name="T122">P</text:span><text:span text:style-name="T118">or exemplo: </text:span><text:span text:style-name="T185">&lt;hgroup&gt;&lt;h1&gt;</text:span><text:span text:style-name="T186">Game of thrones</text:span><text:span text:style-name="T185">&lt;/h1&gt;&lt;h2&gt;</text:span><text:span text:style-name="T186">Ch</text:span><text:span text:style-name="T187">r</text:span><text:span text:style-name="T186">onicles of </text:span><text:span text:style-name="T187">f</text:span><text:span text:style-name="T186">ire and bood</text:span><text:span text:style-name="T185">&lt;/h2&gt;&lt;h3&gt;autor George R. R. Martin&lt;/h3&gt;&lt;/hgroup&gt;</text:span></text:p>
      <text:p text:style-name="P109"/>
      <text:p text:style-name="P224"><text:span text:style-name="T282">Tags </text:span><text:span text:style-name="T283">estruturais</text:span><text:span text:style-name="T121"> </text:span><text:span text:style-name="T122">servem </text:span><text:span text:style-name="T121">para melhor visualização e otimização de SEO</text:span><text:span text:style-name="T120">:</text:span><text:span text:style-name="T118"><text:line-break/></text:span><text:span text:style-name="T229">&lt;/header&gt;</text:span><text:span text:style-name="T223"> </text:span><text:span text:style-name="T128">utilizad</text:span><text:span text:style-name="T130">a</text:span><text:span text:style-name="T128"> para representar </text:span><text:span text:style-name="T145">cabeçalhos</text:span><text:span text:style-name="T128">, sejam eles de um site, artigo ou seção.</text:span></text:p>
      <text:p text:style-name="P224"><text:span text:style-name="Strong_20_Emphasis"><text:span text:style-name="T230">&lt;/main&gt;</text:span></text:span><text:span text:style-name="Strong_20_Emphasis"><text:span text:style-name="T128"> </text:span></text:span><text:span text:style-name="T128"><text:s/>representa o conteúdo principal, relacionado diretamente com o tópico central da página</text:span></text:p>
      <text:p text:style-name="P185"><text:span text:style-name="T302">&lt;/footer&gt;</text:span><text:span text:style-name="T128"> rodapé</text:span></text:p>
      <text:p text:style-name="P185"><text:span text:style-name="T302">&lt;/section&gt;</text:span><text:span text:style-name="T128"> </text:span><text:span text:style-name="T131">identifica uma seção de conteúdo</text:span></text:p>
      <text:p text:style-name="P223"><text:span text:style-name="T302">&lt;/article&gt;</text:span><text:span text:style-name="T301"> </text:span><text:span text:style-name="T131">define um artigo, utilizada para </text:span><text:span text:style-name="T139">identificar</text:span><text:span text:style-name="T131"> o conteúdo da página </text:span><text:span text:style-name="T128"><text:line-break/></text:span><text:span text:style-name="T302">&lt;/aside&gt;</text:span><text:span text:style-name="T128"> </text:span><text:span text:style-name="T137">tag semântica para um </text:span><text:span text:style-name="T128">conteúdo lateral, próximo ao conteúdo principal. </text:span><text:span text:style-name="T137">Contém explicações, glossário, avisos, links relacionados, perfil do autor, etc.</text:span></text:p>
      <text:p text:style-name="P225"><text:span text:style-name="T302">&lt;/nav</text:span><text:span text:style-name="T264"> </text:span><text:span text:style-name="T262">id</text:span><text:span text:style-name="T264">= "</text:span><text:span text:style-name="T214">menu</text:span><text:span text:style-name="T264">"</text:span><text:span text:style-name="T302">&gt;</text:span><text:span text:style-name="T301"> </text:span><text:span text:style-name="T128">define </text:span><text:span text:style-name="T133">uma área</text:span><text:span text:style-name="T128"> </text:span><text:span text:style-name="T137">com elementos </text:span><text:span text:style-name="T128">de navegação, muito utilizad</text:span><text:span text:style-name="T133">a</text:span><text:span text:style-name="T128"> em conjunto com listas e na criação de menus. </text:span><text:span text:style-name="T129">Em azul, o parâmetro </text:span><text:span text:style-name="T252">id</text:span><text:span text:style-name="T174"> </text:span><text:span text:style-name="T129">atribui o </text:span><text:span text:style-name="T139">identificador</text:span><text:span text:style-name="T129"> </text:span><text:span text:style-name="T212">menu</text:span><text:span text:style-name="T129"> à tag </text:span><text:span text:style-name="T179">&lt;n</text:span><text:span text:style-name="T177">av</text:span><text:span text:style-name="T179">&gt;</text:span><text:span text:style-name="T129"> a fim de identificá-la nas </text:span><text:span text:style-name="T174">CSS</text:span><text:span text:style-name="T129">.</text:span></text:p>
      <text:p text:style-name="P227"><text:span text:style-name="T303">&lt;/figure&gt;</text:span><text:span text:style-name="T140">tag semântica para abrigar um conjunto de imagens, com seus títulos ou legendas</text:span><text:span text:style-name="T128"><text:line-break/></text:span><text:span text:style-name="T302">&lt;/figcaption&gt;</text:span><text:span text:style-name="T128"> adiciona uma </text:span><text:span text:style-name="T145">legenda</text:span><text:span text:style-name="T128"> à imagem. </text:span><text:span text:style-name="T129">E</text:span><text:span text:style-name="T128">ssa tag costuma ficar dentro da tag que abriga imagens </text:span><text:span text:style-name="T180">&lt;img&gt;</text:span><text:span text:style-name="T128"> </text:span><text:span text:style-name="T129">ou</text:span><text:span text:style-name="T128"> </text:span><text:span text:style-name="T180">&lt;figure&gt;</text:span></text:p>
      <text:p text:style-name="P232"/>
      <text:p text:style-name="P231"><text:span text:style-name="T118"><text:line-break/></text:span><text:span text:style-name="T304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62">&amp;shy;</text:span><text:span text:style-name="T118"> soft hyphen: semelhante à tag </text:span><text:span text:style-name="T178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63">&amp;nbsp;</text:span><text:span text:style-name="T118"> non-break spaces: adiciona um </text:span><text:span text:style-name="T149">espaço em branco</text:span><text:span text:style-name="T118"> lateral (</text:span><text:span text:style-name="T119">já que simples espaços ou enters são desconsiderados</text:span><text:span text:style-name="T118">)</text:span></text:p>
      <text:p text:style-name="P159"/>
      <text:p text:style-name="P159"/>
      <text:p text:style-name="P213"><text:span text:style-name="T381">C</text:span><text:span text:style-name="T380">riando </text:span><text:span text:style-name="T376">tabelas</text:span><text:span text:style-name="T380"> </text:span><text:span text:style-name="T381">HTML</text:span><text:span text:style-name="T380">:</text:span><text:span text:style-name="T451"><text:line-break/></text:span><text:span text:style-name="T566">&lt;table</text:span><text:span text:style-name="T602"> </text:span><text:span text:style-name="T570">id="tabela azul"</text:span><text:span text:style-name="T566">&gt;</text:span><text:span text:style-name="T451"> cria tabela, já com uma identificação para </text:span><text:span text:style-name="T456">uso </text:span><text:span text:style-name="T451"><text:s/></text:span><text:span text:style-name="T456">d</text:span><text:span text:style-name="T451">as CSS<text:line-break/></text:span><text:soft-page-break/><text:span text:style-name="T566">&lt;caption&gt;</text:span><text:span text:style-name="T451"> designa o </text:span><text:span text:style-name="T417">título</text:span><text:span text:style-name="T451"> da tabela<text:line-break/>&lt;</text:span><text:span text:style-name="T457">th&gt; tablwe head, título da coluna</text:span></text:p>
      <text:p text:style-name="P234"><text:span text:style-name="T566">&lt;tr&gt;</text:span><text:span text:style-name="T451"> table </text:span><text:span text:style-name="T417">rows</text:span><text:span text:style-name="T451">, delimita as linhas<text:line-break/></text:span><text:span text:style-name="T566">&lt;td&gt;</text:span><text:span text:style-name="T451"> table </text:span><text:span text:style-name="T417">data</text:span><text:span text:style-name="T451">, delimita as células dentro de cada linha<text:line-break/></text:span><text:span text:style-name="T602">&lt;td</text:span><text:span text:style-name="T571"> rowspan="2"</text:span><text:span text:style-name="T602">&gt;</text:span><text:span text:style-name="T451"> </text:span><text:span text:style-name="T452">expansão</text:span><text:span text:style-name="T451"> em linha: </text:span><text:span text:style-name="T452">esse parâmetro é</text:span><text:span text:style-name="T451"> específico para a <text:line-break/>tag </text:span><text:span text:style-name="T583">&lt;td&gt;</text:span><text:span text:style-name="T451"> </text:span><text:span text:style-name="T452">e</text:span><text:span text:style-name="T451"> faz a célula ocupar mais de uma </text:span><text:span text:style-name="T417">linha</text:span><text:span text:style-name="T451">. </text:span><text:span text:style-name="T455">(mesclar)</text:span><text:span text:style-name="T451"><text:line-break/></text:span><text:span text:style-name="T602">&lt;td </text:span><text:span text:style-name="T571">colspan="2"</text:span><text:span text:style-name="T602">&gt;</text:span><text:span text:style-name="T451"> </text:span><text:span text:style-name="T452">expansão</text:span><text:span text:style-name="T451"> em </text:span><text:span text:style-name="T452">coluna</text:span><text:span text:style-name="T451">: faz a célula ocupar mais de uma </text:span><text:span text:style-name="T418">coluna</text:span><text:span text:style-name="T451">.</text:span></text:p>
      <text:p text:style-name="P233"/>
      <text:p text:style-name="P233"/>
      <text:p text:style-name="P212"><text:span text:style-name="T382">Criando </text:span><text:span text:style-name="T377">formulários</text:span><text:span text:style-name="T382"> HTML</text:span><text:span text:style-name="T453"> </text:span><text:span text:style-name="T452">para </text:span><text:span text:style-name="T553">receber dados do usuário</text:span><text:span text:style-name="T554">:</text:span></text:p>
      <text:p text:style-name="P222"><text:span text:style-name="Strong_20_Emphasis"><text:span text:style-name="T305">&lt;/form&gt;</text:span></text:span><text:span text:style-name="Strong_20_Emphasis"><text:span text:style-name="T151"> </text:span></text:span><text:span text:style-name="T151">inicia um formulário, delimit</text:span><text:span text:style-name="T153">ando</text:span><text:span text:style-name="T151"> </text:span><text:span text:style-name="T153">sua</text:span><text:span text:style-name="T151"> área. Essa tag possui </text:span><text:span text:style-name="T153">2</text:span><text:span text:style-name="T151"> parâmetros importantes:</text:span></text:p>
      <text:list xml:id="list181108055" text:style-name="L9">
        <text:list-item>
          <text:p text:style-name="P255"><text:span text:style-name="T253">method = "</text:span><text:span text:style-name="T255">get</text:span><text:span text:style-name="T253">"</text:span><text:span text:style-name="T151">: mais veloz </text:span><text:span text:style-name="T154">porém</text:span><text:span text:style-name="T151"> menos seguro pois todos os dados de todos os objetos que estiverem no formulário vão ser colocados na URL assim que enviar </text:span><text:span text:style-name="T159">o</text:span><text:span text:style-name="T151"> formulário.</text:span></text:p>
        </text:list-item>
        <text:list-item>
          <text:p text:style-name="P255"><text:span text:style-name="T253">method = "</text:span><text:span text:style-name="T255">post</text:span><text:span text:style-name="T253">"</text:span><text:span text:style-name="T151">: mais lento porém mais seguro pois os dados serão enviados diretamente por pacotes dentro da solicitação </text:span><text:span text:style-name="T154">e </text:span><text:span text:style-name="T151">não pela URL.</text:span></text:p>
        </text:list-item>
      </text:list>
      <text:p text:style-name="P108"><text:span text:style-name="Strong_20_Emphasis"><text:span text:style-name="T573"/></text:span></text:p>
      <text:p text:style-name="P215"><text:span text:style-name="T567">&lt;/fieldset&gt;</text:span><text:span text:style-name="T597"> </text:span>indica um conjunto de campos. Exemplo: identificação, endereço, pagamento.</text:p>
      <text:p text:style-name="P215"><text:span text:style-name="T567">&lt;/legend&gt;</text:span> representa o título do campo de preenchimento ou, em outras palavras, representa um rótulo para o conteúdo do seu ancestral &lt;fieldset&gt;<text:line-break/><text:line-break/><text:span text:style-name="T567">&lt;input&gt;</text:span> é usada para criar controles interativos (<text:span text:style-name="T316">objetos</text:span>) para formulários. Essa tag não tem fechamento. <text:span text:style-name="T618">Alguns parâmetros são:</text:span></text:p>
      <text:list xml:id="list637778829" text:style-name="L10">
        <text:list-item>
          <text:p text:style-name="P263"><text:span text:style-name="T255">t</text:span><text:span text:style-name="T254">ype:</text:span><text:span text:style-name="T151"> indica o tipo do campo. </text:span><text:span text:style-name="T166">Entre os vários parâmetros, os principais são</text:span><text:span text:style-name="T151"> </text:span><text:span text:style-name="T142">tex</text:span><text:span text:style-name="T141">t</text:span><text:span text:style-name="T151">, </text:span><text:span text:style-name="T142">password</text:span><text:span text:style-name="T151">, </text:span><text:span text:style-name="T146">e-mail</text:span><text:span text:style-name="T166">, </text:span><text:span text:style-name="T146">radio</text:span><text:span text:style-name="T166">, </text:span><text:span text:style-name="T146">range</text:span><text:span text:style-name="T166">, </text:span><text:span text:style-name="T146">checkbox</text:span><text:span text:style-name="T166">, </text:span><text:span text:style-name="T146">button</text:span><text:span text:style-name="T166">, </text:span><text:span text:style-name="T146">submit</text:span><text:span text:style-name="T166">, etc</text:span></text:p>
        </text:list-item>
        <text:list-item>
          <text:p text:style-name="P256"><text:span text:style-name="T255">placeholder</text:span><text:span text:style-name="T151">: é o texto mostrado antes de digitar na textbox</text:span></text:p>
        </text:list-item>
        <text:list-item>
          <text:p text:style-name="P257"><text:span text:style-name="T256">min</text:span><text:span text:style-name="T246">: </text:span><text:span text:style-name="T151">limita um valor mínimo </text:span><text:span text:style-name="T158">à</text:span><text:span text:style-name="T151"> caixa de texto</text:span></text:p>
        </text:list-item>
        <text:list-item>
          <text:p text:style-name="P264"><text:span text:style-name="T254">max</text:span><text:span text:style-name="T245">: </text:span><text:span text:style-name="T151">limita um valor máximo à caixa de texto</text:span></text:p>
        </text:list-item>
        <text:list-item>
          <text:p text:style-name="P265"><text:span text:style-name="T256">size:</text:span><text:span text:style-name="T150"> indica o tamanho da caixa (</text:span><text:span text:style-name="T165">quantos caracteres aparecem</text:span><text:span text:style-name="T150">) </text:span></text:p>
        </text:list-item>
        <text:list-item>
          <text:p text:style-name="P263"><text:span text:style-name="T256">maxlength:</text:span><text:span text:style-name="T150"> comprimento máximo (limita a quantidade de caracteres)</text:span></text:p>
        </text:list-item>
        <text:list-item>
          <text:p text:style-name="P264"><text:span text:style-name="T254">required</text:span><text:span text:style-name="T245">: </text:span><text:span text:style-name="T151">com essa cláusula, exige que o campo seja preenchido</text:span></text:p>
        </text:list-item>
        <text:list-item>
          <text:p text:style-name="P266"><text:span text:style-name="T256">readonly:</text:span><text:span text:style-name="T150"> impede que seja inserido valor na textbox</text:span></text:p>
        </text:list-item>
        <text:list-item>
          <text:p text:style-name="P266"><text:span text:style-name="T256">checked:</text:span><text:span text:style-name="T150"> já deixa a opção como marcada em uma checkbox</text:span></text:p>
        </text:list-item>
        <text:list-item>
          <text:p text:style-name="P266"><text:span text:style-name="T256">value:</text:span><text:span text:style-name="T150"> </text:span><text:span text:style-name="T171">define um valor como padrão</text:span></text:p>
        </text:list-item>
        <text:list-item>
          <text:p text:style-name="P256"><text:span text:style-name="T255">list</text:span><text:span text:style-name="T151">: se liga a tag &lt;datalist&gt;</text:span></text:p>
        </text:list-item>
      </text:list>
      <text:p text:style-name="P228"><text:span text:style-name="T305">&lt;datalist&gt;</text:span><text:span text:style-name="T151"> cria uma lista de preenchimento automático em um </text:span><text:span text:style-name="T189">&lt;input&gt;</text:span><text:span text:style-name="T151"> para ajudar o usuário a não digitar de maneira incorreta. </text:span><text:span text:style-name="T154">Como exemplo,</text:span><text:span text:style-name="T160"> </text:span><text:span text:style-name="T154">países.</text:span><text:span text:style-name="T151"><text:line-break/></text:span><text:soft-page-break/><text:span text:style-name="T151"><text:line-break/></text:span><text:span text:style-name="T305">&lt;label&gt;</text:span><text:span text:style-name="T151"> </text:span><text:span text:style-name="T156">além de </text:span><text:span text:style-name="T160">rotular</text:span><text:span text:style-name="T157"> cada campo do </text:span><text:span text:style-name="T156">f</text:span><text:span text:style-name="T157">ormulário, </text:span><text:span text:style-name="T151">é usad</text:span><text:span text:style-name="T156">a</text:span><text:span text:style-name="T151"> para </text:span><text:span text:style-name="T142">referenciar um objeto, ligando-se ao </text:span><text:span text:style-name="T147">seu </text:span><text:span text:style-name="T142">parâmetro </text:span><text:span text:style-name="T258">id</text:span><text:span text:style-name="T151"> da tag </text:span><text:span text:style-name="T189">&lt;input&gt;</text:span><text:span text:style-name="T151">, </text:span><text:span text:style-name="T160">assim</text:span><text:span text:style-name="T151"> toda a palavra ou frase se torna uma área de interação </text:span><text:span text:style-name="T175">clicável</text:span><text:span text:style-name="T151">. Além de seu valor prático, tem também um valor semântico, melhorando o SEO.<text:line-break/><text:line-break/></text:span><text:span text:style-name="T305">&lt;select&gt;</text:span><text:span text:style-name="T151"> cria caixas combinadas (</text:span><text:span text:style-name="T154">lista</text:span><text:span text:style-name="T151"> de escolha) combina</text:span><text:span text:style-name="T154">da</text:span><text:span text:style-name="T151"> com a tag &lt;option&gt;<text:line-break/></text:span><text:span text:style-name="T305">&lt;option</text:span><text:span text:style-name="T189"> </text:span><text:span text:style-name="T265">value="</text:span><text:span text:style-name="T215">RJ</text:span><text:span text:style-name="T265">" selected</text:span><text:span text:style-name="T305">&gt;</text:span><text:span text:style-name="T151"> mostra as </text:span><text:span text:style-name="T167">opções</text:span><text:span text:style-name="T151"> da tag &lt;select&gt;.<text:line-break/></text:span><text:span text:style-name="T154">Os parâmetros:</text:span></text:p>
      <text:list xml:id="list3234734642" text:style-name="L11">
        <text:list-item>
          <text:p text:style-name="P258"><text:span text:style-name="T255">selected</text:span><text:span text:style-name="T151">: já deixa a opção como </text:span><text:span text:style-name="T156">marcada/</text:span><text:span text:style-name="T151">selecionada</text:span></text:p>
        </text:list-item>
      </text:list>
      <text:list xml:id="list3854785644" text:style-name="L12">
        <text:list-item>
          <text:p text:style-name="P259"><text:span text:style-name="T255">value</text:span><text:span text:style-name="T151">: envia somente o valor “RJ” ao banco de dados.</text:span></text:p>
        </text:list-item>
      </text:list>
      <text:p text:style-name="P237"><text:span text:style-name="T305">&lt;optgroup </text:span><text:span text:style-name="T190">label="Região Su</text:span><text:span text:style-name="T191">l</text:span><text:span text:style-name="T190">"</text:span><text:span text:style-name="T305">&gt;</text:span><text:span text:style-name="T151"> separa em áreas </text:span><text:span text:style-name="T160">um </text:span><text:span text:style-name="T151">grupo de tags </text:span><text:span text:style-name="T190">&lt;option&gt;</text:span></text:p>
      <text:p text:style-name="P239"/>
      <text:p text:style-name="P238"><text:span text:style-name="T305">&lt;/datalist&gt;</text:span><text:span text:style-name="T151"> oferece opções de </text:span><text:span text:style-name="T148">autofill</text:span><text:span text:style-name="T168"> (</text:span><text:span text:style-name="T151">preenchimento </text:span><text:span text:style-name="T168">automático)</text:span><text:span text:style-name="T151"> enquanto o usuário digita em uma textbox, </text:span><text:span text:style-name="T169">ajudando-o para não inserir um valor incorreto.</text:span><text:span text:style-name="T151"><text:line-break/><text:line-break/></text:span><text:span text:style-name="T305">&lt;textarea&gt;</text:span><text:span text:style-name="T151"> são </text:span><text:span text:style-name="T156">como </text:span><text:span text:style-name="T151">objetos textbox </text:span><text:span text:style-name="T156">só que </text:span><text:span text:style-name="T151">maiores, usados para </text:span><text:span text:style-name="Strong_20_Emphasis"><text:span text:style-name="T155">cria</text:span></text:span><text:span text:style-name="Strong_20_Emphasis"><text:span text:style-name="T154">r</text:span></text:span><text:span text:style-name="Strong_20_Emphasis"><text:span text:style-name="T155"> um </text:span></text:span><text:span text:style-name="T155">campo de preenchimento de </text:span><text:span text:style-name="T144">textos</text:span><text:span text:style-name="T155">. </text:span><text:span text:style-name="T170">Exemplo:<text:line-break/></text:span><text:span text:style-name="T314">&lt;</text:span><text:span text:style-name="T285">textarea</text:span><text:span text:style-name="T292"> </text:span><text:span text:style-name="T315">name</text:span><text:span text:style-name="T292">=</text:span><text:span text:style-name="T288">"tMsg"</text:span><text:span text:style-name="T292"> </text:span><text:span text:style-name="T315">id</text:span><text:span text:style-name="T292">=</text:span><text:span text:style-name="T288">"cMsg"</text:span><text:span text:style-name="T292"> </text:span><text:span text:style-name="T315">cols</text:span><text:span text:style-name="T292">=</text:span><text:span text:style-name="T288">"45"</text:span><text:span text:style-name="T292"> </text:span><text:span text:style-name="T315">rows</text:span><text:span text:style-name="T292">=</text:span><text:span text:style-name="T288">"5"</text:span><text:span text:style-name="T292"> </text:span><text:span text:style-name="T315">placeholder</text:span><text:span text:style-name="T292">=</text:span><text:span text:style-name="T288">"Deixe aqui sua mensagem"</text:span><text:span text:style-name="T292"> </text:span><text:span text:style-name="T314">&gt;&lt;/</text:span><text:span text:style-name="T285">textarea</text:span><text:span text:style-name="T314">&gt;</text:span></text:p>
      <text:p text:style-name="P240"/>
      <text:p text:style-name="P115"/>
      <text:p text:style-name="P114"><text:span text:style-name="T373">Criando tags </text:span><text:span text:style-name="T374">contêineres</text:span> <text:span text:style-name="T391">para </text:span><text:span text:style-name="T388">formatação</text:span><text:span text:style-name="T391"> de CSS:</text:span></text:p>
      <text:p text:style-name="P184"><text:span text:style-name="T302">&lt;span&gt;</text:span><text:span text:style-name="T132"> Apesar de ter uma funcionalidade e características parecidas com os parágrafos, costumam ser utilizadas apenas para </text:span><text:span text:style-name="T142">pequenas informações</text:span><text:span text:style-name="T132">, como </text:span><text:span text:style-name="T142">legendas</text:span><text:span text:style-name="T132"> de um formulário, legendas de uma imagem, etc. Também pode ser utilizada para formar um </text:span><text:span text:style-name="T142">container </text:span><text:span text:style-name="T143">genérico</text:span><text:span text:style-name="T142"> inline</text:span><text:span text:style-name="T132">, um </text:span><text:span text:style-name="T142">seletor de estilo</text:span><text:span text:style-name="T132"> que pode ser usado para aplicar CSS dentro de um </text:span><text:span text:style-name="T142">trecho específico</text:span><text:span text:style-name="T132">.</text:span></text:p>
      <text:p text:style-name="P226"><text:span text:style-name="T305">&lt;div&gt;</text:span><text:span text:style-name="T151"> não possui um valor semântico </text:span><text:span text:style-name="T161">mas é</text:span><text:span text:style-name="T151"> muito utilizada para organizar melhor o conteúdo, defini</text:span><text:span text:style-name="T162">ndo</text:span><text:span text:style-name="T151"> </text:span><text:span text:style-name="T142">divisões lógicas</text:span><text:span text:style-name="T163">,</text:span><text:span text:style-name="T151">organiza</text:span><text:span text:style-name="T164">ndo</text:span><text:span text:style-name="T151"> as informações </text:span><text:span text:style-name="T152">ao</text:span><text:span text:style-name="T151"> delimit</text:span><text:span text:style-name="T152">á-l</text:span><text:span text:style-name="T151">as dentro de um layout, permitindo </text:span><text:span text:style-name="T142">aplicação particular de CSS,</text:span><text:span text:style-name="T151"> centraliza</text:span><text:span text:style-name="T152">ndo </text:span><text:span text:style-name="T151">blocos de conteúdo, cria</text:span><text:span text:style-name="T152">ndo</text:span><text:span text:style-name="T151"> efeitos de coluna,</text:span><text:span text:style-name="T152"> </text:span><text:span text:style-name="T151">diferentes áreas de cor e muito mais.</text:span></text:p>
      <text:p text:style-name="P114"/>
      <text:p text:style-name="P114"/>
      <text:p text:style-name="P116"><text:span text:style-name="T373">Criando</text:span> <text:span text:style-name="T374">mapas de imagens</text:span><text:span text:style-name="T373">:</text:span></text:p>
      <text:p text:style-name="P116"><text:span text:style-name="T567">&lt;map&gt;</text:span> é usada com a tag <text:span text:style-name="T567">&lt;area&gt;</text:span> para definir um mapa de imagem (a área clicável do link). Existem 3 tipos de área: retângulo (<text:span text:style-name="T518">rect</text:span>), círculo(<text:span text:style-name="T518">circle</text:span>) e polígono(<text:span text:style-name="T518">poly</text:span>).<text:line-break/><text:soft-page-break/>Dentro de um mapa, existem áreas. Dentro de cada área é preciso informar os <text:span text:style-name="T596">4</text:span> seguintes atributos:</text:p>
      <text:list xml:id="list3286801938" text:style-name="L13">
        <text:list-item>
          <text:p text:style-name="P248"><text:span text:style-name="T613">o </text:span><text:span text:style-name="T316">shape</text:span> <text:span text:style-name="T613">(rect, circle ou poly</text:span>)</text:p>
        </text:list-item>
        <text:list-item>
          <text:p text:style-name="P249">as <text:span text:style-name="T316">coords</text:span> desse shape <text:span text:style-name="T616">em x,y</text:span> <text:span text:style-name="T613">(</text:span>a ordem respectiva das coordenadas <text:span text:style-name="T616">caso o shape seja um </text:span><text:span text:style-name="T431">retângulo</text:span><text:span text:style-name="T616"> são</text:span>: <text:span text:style-name="T611">canto superior esquerdo → canto inferior direito; caso o shape seja um </text:span><text:span text:style-name="T432">círculo</text:span><text:span text:style-name="T611"> são: o centro da circunferência e o tamanho do raio (em pixels). Essas coordenadas podem ser encontradas através de um editor de imagens, como o Paint)</text:span></text:p>
        </text:list-item>
        <text:list-item>
          <text:p text:style-name="P249">o <text:span text:style-name="T328">href</text:span> <text:span text:style-name="T612">é o endereço do arquivo que será aberto (se precisar abrir em uma posição específica desse arquivo, separe-o em </text:span><text:span text:style-name="T604">articles</text:span><text:span text:style-name="T612"> identificados por </text:span><text:span text:style-name="T335">#</text:span><text:span text:style-name="T336">id</text:span><text:span text:style-name="T612"> e depois use uma</text:span> <text:span text:style-name="T316">#</text:span> <text:span text:style-name="T613">após o endereço do </text:span><text:span text:style-name="T605">href</text:span><text:span text:style-name="T613"> </text:span>para abri-<text:span text:style-name="T614">lo</text:span> diretamente posicionado no artigo<text:span text:style-name="T611"> escolhido, identificado</text:span> através do <text:span text:style-name="T598">id</text:span><text:span text:style-name="T612">)</text:span></text:p>
        </text:list-item>
        <text:list-item>
          <text:p text:style-name="P250">o <text:span text:style-name="T316">target </text:span><text:span text:style-name="T615">(i</text:span>ndica onde <text:span text:style-name="T615">exibir o arquivo</text:span>, geralmente em um <text:span text:style-name="T603">iframe</text:span><text:span text:style-name="T335">)</text:span>.</text:p>
        </text:list-item>
      </text:list>
      <text:p text:style-name="P10"/>
      <text:p text:style-name="P77"><text:span text:style-name="T134">P</text:span><text:span text:style-name="T135">a</text:span><text:span text:style-name="T134">sso a passo para criar um mapa</text:span><text:span text:style-name="T135"> de imagens:</text:span></text:p>
      <text:list xml:id="list1982843033" text:style-name="L14">
        <text:list-item>
          <text:p text:style-name="P260"><text:span text:style-name="T134">L</text:span><text:span text:style-name="T135">ink a imagem ao mapa através do parâmetro </text:span><text:span text:style-name="T257">usemap</text:span><text:span text:style-name="T135">. Exemplo:<text:line-break/></text:span><text:span text:style-name="T306">&lt;img src="imagens/glass.jpg" </text:span><text:span text:style-name="T308">usemap</text:span><text:span text:style-name="T306">="#meumapa"/&gt;</text:span></text:p>
        </text:list-item>
        <text:list-item>
          <text:p text:style-name="P260"><text:span text:style-name="T134">U</text:span><text:span text:style-name="T135">se a tag &lt;map&gt;. Exemplo:<text:line-break/></text:span><text:span text:style-name="T308">&lt;map</text:span><text:span text:style-name="T306"> name="meumapa"</text:span><text:span text:style-name="T308">&gt;</text:span></text:p>
        </text:list-item>
        <text:list-item>
          <text:p text:style-name="P267"><text:span text:style-name="T134">U</text:span><text:span text:style-name="T135">se a tag &lt;area&gt; </text:span><text:span text:style-name="T138">com os parâmetros:</text:span><text:span text:style-name="T135"> </text:span><text:span text:style-name="T260">shape</text:span><text:span text:style-name="T135">, </text:span><text:span text:style-name="T259">coords</text:span><text:span text:style-name="T138">,</text:span><text:span text:style-name="T135"> </text:span><text:span text:style-name="T260">href</text:span><text:span text:style-name="T135"> e também o </text:span><text:span text:style-name="T259">target</text:span><text:span text:style-name="T135"><text:line-break/>Exemplo:</text:span><text:span text:style-name="T306">&lt;area </text:span><text:span text:style-name="T308">shape</text:span><text:span text:style-name="T306">="rect" </text:span><text:span text:style-name="T308">coords</text:span><text:span text:style-name="T306">="179,202,170,160" </text:span><text:span text:style-name="T308">href</text:span><text:span text:style-name="T306">="glass.html#tela" </text:span><text:span text:style-name="T308">target</text:span><text:span text:style-name="T306">="janela"/&gt;</text:span></text:p>
        </text:list-item>
        <text:list-item>
          <text:p text:style-name="P261"><text:span text:style-name="T136">F</text:span><text:span text:style-name="T135">eche a tag </text:span><text:span text:style-name="T188">&lt;/map&gt;</text:span></text:p>
        </text:list-item>
        <text:list-item>
          <text:p text:style-name="P274"><text:span text:style-name="T136">I</text:span><text:span text:style-name="T135">ndique o iframe. Exemplo:</text:span><text:span text:style-name="T176"><text:line-break/></text:span><text:span text:style-name="T309">&lt;iframe</text:span><text:span text:style-name="T307"> src="glass.html" name="janela" id="specs"</text:span><text:span text:style-name="T309">&gt; &lt;/iframe&gt;</text:span></text:p>
        </text:list-item>
      </text:list>
      <text:p text:style-name="P200"><text:span text:style-name="T383">CSS</text:span><text:line-break/></text:p>
      <text:p text:style-name="P205"><text:span text:style-name="T579">C</text:span>uidado ao escrever os parâmetros porque <text:span text:style-name="T392">ESPAÇO</text:span> <text:span text:style-name="T416">indica mudança de parâmetro</text:span></text:p>
      <text:p text:style-name="P110"/>
      <text:p text:style-name="P236"><text:span text:style-name="T568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68">também</text:span> na <text:span text:style-name="T316">retrocompatibilidade</text:span> de navegadores.<text:line-break/><text:line-break/>No CSS, existem 2 tipos de <text:span text:style-name="T316">posicionamento: </text:span></text:p>
      <text:list xml:id="list3784758562" text:style-name="L15">
        <text:list-item>
          <text:p text:style-name="P262"><text:span text:style-name="T149">absoluto</text:span><text:span text:style-name="T172">: o objeto fica livre por toda a página</text:span></text:p>
        </text:list-item>
        <text:list-item>
          <text:p text:style-name="P262"><text:span text:style-name="T149">relativo</text:span><text:span text:style-name="T118">: </text:span><text:span text:style-name="T123">o objeto fica preso </text:span><text:span text:style-name="T118">dentro do cont</text:span><text:span text:style-name="T123">ê</text:span><text:span text:style-name="T118">iner</text:span></text:p>
        </text:list-item>
      </text:list>
      <text:p text:style-name="P12"/>
      <text:p text:style-name="P78"><text:span text:style-name="T124">N</text:span><text:span text:style-name="T118">o CSS, </text:span><text:span text:style-name="T125">uma</text:span><text:span text:style-name="T118"> hash(#) identifica a "id", </text:span><text:span text:style-name="T126">já o ponto(.) identifica uma classe.</text:span></text:p>
      <text:p text:style-name="P13"/>
      <text:p text:style-name="P78"><text:span text:style-name="T173">Dica:</text:span><text:span text:style-name="T127"> crie o hábito de colocar id em todos objetos HTML, isso facilitará muito na hora da formatação em CSS</text:span><text:span text:style-name="T118"><text:line-break/></text:span></text:p>
      <text:p text:style-name="P111"><text:span text:style-name="T518">padding</text:span>: é o parâmetro <text:span text:style-name="T577">que define o espaço </text:span><text:span text:style-name="T416">interno</text:span> <text:span text:style-name="T577">do objeto</text:span><text:line-break/><text:span text:style-name="T518">margin</text:span>: é o parâmetro <text:span text:style-name="T577">que define o espaço </text:span><text:span text:style-name="T416">externo</text:span> do objeto<text:line-break/><text:line-break/><text:span text:style-name="T316">@</text:span><text:span text:style-name="T582">font-face {}</text:span>: use esse comando no topo do documento CSS para <text:span text:style-name="T568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68">F</text:span></text:a><text:a xlink:type="simple" xlink:href="https://fonts.google.com/" text:style-name="Internet_20_link" text:visited-style-name="Visited_20_Internet_20_Link">onts</text:a> é um <text:span text:style-name="T568">ótimo </text:span>repositório de fontes.<text:line-break/><text:line-break/>Caso o navegador do usuário esteja desatualizado e não reconheça a fonte importada, ele <text:span text:style-name="T568">então </text:span>apresentará a sua fonte padrão<text:line-break/></text:p>
      <text:p text:style-name="P111"><text:span text:style-name="T562">Diferença entre </text:span><text:span text:style-name="T563">id</text:span><text:span text:style-name="T562"> e </text:span><text:span text:style-name="T563">class</text:span><text:span text:style-name="T562">:</text:span><text:line-break/><text:span text:style-name="T572">T</text:span><text:span text:style-name="T451">anto para HTML quanto para CSS, um </text:span><text:span text:style-name="T385">id</text:span><text:span text:style-name="T451"> só pode ser aplicado para um </text:span><text:span text:style-name="T454">único </text:span><text:span text:style-name="T451">objeto e não para vários. Para resolver isso e identificar vários objetos existe a </text:span><text:span text:style-name="T385">class</text:span><text:span text:style-name="T451">, que define a formatação de vários objetos.</text:span></text:p>
      <text:p text:style-name="P113"/>
      <text:p text:style-name="P178">3 formas de representar cores:</text:p>
      <text:list xml:id="list2399500234" text:style-name="L16">
        <text:list-item>
          <text:p text:style-name="P251"><text:span text:style-name="T513">HSB</text:span><text:span text:style-name="T451"> (matiz, saturação e luminosidade). Podendo apresentar ou não o parâmetro de </text:span><text:span text:style-name="T417">opacidade/transparência</text:span><text:span text:style-name="T451">, sendo 1 = 100% e 0.5 = 50%. Por exemplo: </text:span><text:span text:style-name="T516">color: hsla(202º, 82%, 76%, 0.6);</text:span></text:p>
        </text:list-item>
        <text:list-item>
          <text:p text:style-name="P251"><text:span text:style-name="T501">R</text:span><text:span text:style-name="T609">G</text:span><text:span text:style-name="T608">B</text:span><text:span text:style-name="T451"> (red, green, blue) Podendo apresentar ou não o parâmetro de </text:span><text:span text:style-name="T417">opacidade</text:span><text:span text:style-name="T451">, por exemplo: </text:span><text:span text:style-name="T516">color: rgba(35, 137, 195, 0.3);</text:span></text:p>
        </text:list-item>
        <text:list-item>
          <text:p text:style-name="P251"><text:span text:style-name="T516">Código</text:span><text:span text:style-name="T451"> </text:span><text:span text:style-name="T513">Hexadecimal</text:span><text:span text:style-name="T451">. Por exemplo: </text:span><text:span text:style-name="T517">#002233</text:span></text:p>
        </text:list-item>
      </text:list>
      <text:p text:style-name="P16"/>
      <text:p text:style-name="P11"><text:soft-page-break/><text:span text:style-name="T374">Webkit</text:span> é um <text:span text:style-name="T416">motor de renderização</text:span>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4T21:39:41.445000000</dc:date>
    <meta:editing-duration>P11DT8H11M28S</meta:editing-duration>
    <meta:editing-cycles>67</meta:editing-cycles>
    <meta:document-statistic meta:table-count="0" meta:image-count="13" meta:object-count="0" meta:page-count="24" meta:paragraph-count="328" meta:word-count="5255" meta:character-count="33112" meta:non-whitespace-character-count="27770"/>
  </office:meta>
</office:document-meta>
</file>